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ObjectReplacements/Object 4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rape Nuts" svg:font-family="'Grape Nut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Jádro" style:family="table" style:master-page-name="">
      <style:table-properties style:width="17cm" style:page-number="auto" table:align="left" style:may-break-between-rows="false"/>
    </style:style>
    <style:style style:name="Jádro.A" style:family="table-column">
      <style:table-column-properties style:column-width="1.954cm"/>
    </style:style>
    <style:style style:name="Jádro.B" style:family="table-column">
      <style:table-column-properties style:column-width="1.272cm"/>
    </style:style>
    <style:style style:name="Jádro.C" style:family="table-column">
      <style:table-column-properties style:column-width="1.224cm"/>
    </style:style>
    <style:style style:name="Jádro.D" style:family="table-column">
      <style:table-column-properties style:column-width="1.295cm"/>
    </style:style>
    <style:style style:name="Jádro.H" style:family="table-column">
      <style:table-column-properties style:column-width="1.425cm"/>
    </style:style>
    <style:style style:name="Jádro.I" style:family="table-column">
      <style:table-column-properties style:column-width="1.492cm"/>
    </style:style>
    <style:style style:name="Jádro.J" style:family="table-column">
      <style:table-column-properties style:column-width="0.249cm"/>
    </style:style>
    <style:style style:name="Jádro.K" style:family="table-column">
      <style:table-column-properties style:column-width="1.155cm"/>
    </style:style>
    <style:style style:name="Jádro.L" style:family="table-column">
      <style:table-column-properties style:column-width="1.178cm"/>
    </style:style>
    <style:style style:name="Jádro.M" style:family="table-column">
      <style:table-column-properties style:column-width="1.917cm"/>
    </style:style>
    <style:style style:name="Jádro.1" style:family="table-row">
      <style:table-row-properties style:min-row-height="0.974cm"/>
    </style:style>
    <style:style style:name="Jádro.A1" style:family="table-cell">
      <style:table-cell-properties style:writing-mode="page"/>
    </style:style>
    <style:style style:name="Tabulka1" style:family="table">
      <style:table-properties style:width="17cm" table:align="margins"/>
    </style:style>
    <style:style style:name="Tabulka1.A" style:family="table-column">
      <style:table-column-properties style:column-width="3.401cm" style:rel-column-width="13106*"/>
    </style:style>
    <style:style style:name="Tabulka1.B" style:family="table-column">
      <style:table-column-properties style:column-width="3.401cm" style:rel-column-width="13107*"/>
    </style:style>
    <style:style style:name="Tabulka1.A1" style:family="table-cell">
      <style:table-cell-properties fo:padding="0.097cm" fo:border-left="0.5pt solid #000000" fo:border-right="none" fo:border-top="0.5pt solid #000000" fo:border-bottom="0.5pt solid #000000"/>
    </style:style>
    <style:style style:name="Tabulka1.E1" style:family="table-cell">
      <style:table-cell-properties fo:padding="0.097cm" fo:border="0.5pt solid #000000"/>
    </style:style>
    <style:style style:name="Tabulka1.A2" style:family="table-cell">
      <style:table-cell-properties fo:padding="0.097cm" fo:border-left="0.5pt solid #000000" fo:border-right="none" fo:border-top="none" fo:border-bottom="0.5pt solid #000000"/>
    </style:style>
    <style:style style:name="Tabulka1.E2" style:family="table-cell">
      <style:table-cell-properties fo:padding="0.097cm" fo:border-left="0.5pt solid #000000" fo:border-right="0.5pt solid #000000" fo:border-top="none" fo:border-bottom="0.5pt solid #000000"/>
    </style:style>
    <style:style style:name="Tabulka2" style:family="table">
      <style:table-properties style:width="17cm" table:align="margins"/>
    </style:style>
    <style:style style:name="Tabulka2.A" style:family="table-column">
      <style:table-column-properties style:column-width="4.253cm" style:rel-column-width="2411*"/>
    </style:style>
    <style:style style:name="Tabulka2.B" style:family="table-column">
      <style:table-column-properties style:column-width="4.579cm" style:rel-column-width="2596*"/>
    </style:style>
    <style:style style:name="Tabulka2.C" style:family="table-column">
      <style:table-column-properties style:column-width="3.923cm" style:rel-column-width="2224*"/>
    </style:style>
    <style:style style:name="Tabulka2.D" style:family="table-column">
      <style:table-column-properties style:column-width="4.246cm" style:rel-column-width="2407*"/>
    </style:style>
    <style:style style:name="Tabulka2.1" style:family="table-row">
      <style:table-row-properties style:min-row-height="0.699cm"/>
    </style:style>
    <style:style style:name="Tabulka2.A1" style:family="table-cell">
      <style:table-cell-properties fo:padding="0.097cm" fo:border-left="0.5pt solid #000000" fo:border-right="none" fo:border-top="0.5pt solid #000000" fo:border-bottom="0.5pt solid #000000"/>
    </style:style>
    <style:style style:name="Tabulka2.B1" style:family="table-cell">
      <style:table-cell-properties fo:padding="0.097cm" fo:border-left="0.5pt solid #2a6099" fo:border-right="none" fo:border-top="0.5pt solid #2a6099" fo:border-bottom="0.5pt solid #2a6099"/>
    </style:style>
    <style:style style:name="Tabulka2.D1" style:family="table-cell">
      <style:table-cell-properties fo:padding="0.097cm" fo:border="0.5pt solid #000000"/>
    </style:style>
    <style:style style:name="Tabulka2.A2" style:family="table-cell">
      <style:table-cell-properties fo:padding="0.097cm" fo:border-left="0.5pt solid #000000" fo:border-right="none" fo:border-top="none" fo:border-bottom="0.5pt solid #000000"/>
    </style:style>
    <style:style style:name="Tabulka2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1">
      <style:text-properties officeooo:rsid="000eb0b3" officeooo:paragraph-rsid="000eb0b3"/>
    </style:style>
    <style:style style:name="P3" style:family="paragraph" style:parent-style-name="Standard" style:list-style-name="L1">
      <style:text-properties officeooo:rsid="000ee23a" officeooo:paragraph-rsid="000ee23a"/>
    </style:style>
    <style:style style:name="P4" style:family="paragraph" style:parent-style-name="Standard" style:list-style-name="L1">
      <style:paragraph-properties fo:line-height="115%"/>
      <style:text-properties officeooo:rsid="000ee23a" officeooo:paragraph-rsid="000ee23a"/>
    </style:style>
    <style:style style:name="P5" style:family="paragraph" style:parent-style-name="Table_20_Contents">
      <loext:graphic-properties draw:fill="none"/>
      <style:paragraph-properties fo:margin-left="0cm" fo:margin-right="0cm" fo:orphans="0" fo:widows="0" fo:text-indent="0cm" style:auto-text-indent="false" fo:background-color="transparent" text:number-lines="false" text:line-number="0"/>
      <style:text-properties officeooo:rsid="000eb0b3" officeooo:paragraph-rsid="000eb0b3"/>
    </style:style>
    <style:style style:name="P6" style:family="paragraph" style:parent-style-name="Table_20_Contents">
      <style:text-properties officeooo:rsid="000eb0b3" officeooo:paragraph-rsid="000eb0b3"/>
    </style:style>
    <style:style style:name="P7" style:family="paragraph" style:parent-style-name="Table_20_Contents">
      <style:text-properties officeooo:rsid="000eb0b3" officeooo:paragraph-rsid="000ee23a"/>
    </style:style>
    <style:style style:name="P8" style:family="paragraph" style:parent-style-name="Table_20_Contents">
      <style:text-properties officeooo:rsid="000ee23a" officeooo:paragraph-rsid="000ee23a"/>
    </style:style>
    <style:style style:name="P9" style:family="paragraph" style:parent-style-name="Text_20_body">
      <style:text-properties officeooo:rsid="000eb0b3" officeooo:paragraph-rsid="000eb0b3"/>
    </style:style>
    <style:style style:name="P10" style:family="paragraph" style:parent-style-name="Text_20_body" style:list-style-name="L1">
      <style:text-properties officeooo:rsid="000eb0b3" officeooo:paragraph-rsid="000eb0b3"/>
    </style:style>
    <style:style style:name="P11" style:family="paragraph" style:parent-style-name="Text_20_body" style:list-style-name="L1">
      <style:text-properties officeooo:rsid="000eb0b3" officeooo:paragraph-rsid="000ee23a"/>
    </style:style>
    <style:style style:name="P12" style:family="paragraph" style:parent-style-name="Text_20_body">
      <style:text-properties officeooo:paragraph-rsid="000eb0b3"/>
    </style:style>
    <style:style style:name="P13" style:family="paragraph" style:parent-style-name="Text_20_body" style:list-style-name="L1">
      <style:text-properties fo:font-style="normal" officeooo:rsid="000eb0b3" officeooo:paragraph-rsid="000eb0b3" style:font-style-asian="normal" style:font-style-complex="normal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style:text-position="super 58%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eb0b3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0eb0b3" style:font-style-asian="normal" style:font-style-complex="normal"/>
    </style:style>
    <style:style style:name="T8" style:family="text">
      <style:text-properties fo:font-style="normal" officeooo:rsid="000ee23a" style:font-style-asian="normal" style:font-style-complex="normal"/>
    </style:style>
    <style:style style:name="T9" style:family="text">
      <style:text-properties officeooo:rsid="000ee23a"/>
    </style:style>
    <style:style style:name="T10" style:family="text">
      <style:text-properties style:text-outline="false" style:text-line-through-style="none" style:text-line-through-type="none" style:font-name="Lohit Devanagari1" fo:font-size="12pt" fo:font-style="normal" fo:text-shadow="none" style:text-underline-style="none" fo:font-weight="normal" style:font-size-asian="12pt" style:font-style-asian="normal" style:font-weight-asian="normal" style:text-emphasize="none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Návrh transformátoru</text:h>
      <text:p text:style-name="P9">Zadané hodnoty</text:p>
      <text:p text:style-name="P12"><draw:frame draw:style-name="fr1" draw:name="Objekt1" text:anchor-type="as-char" svg:y="-1.115cm" svg:width="3.796cm" svg:height="2.141cm" draw:z-index="0"><draw:object xlink:href="./Object 1" xlink:type="simple" xlink:show="embed" xlink:actuate="onLoad"/><draw:image xlink:href="./ObjectReplacements/Object 1" xlink:type="simple" xlink:show="embed" xlink:actuate="onLoad"/></draw:frame></text:p>
      <text:list text:style-name="L1">
        <text:list-item>
          <text:p text:style-name="P10">Výkon sekundáru <draw:frame draw:style-name="fr1" draw:name="Objekt3" text:anchor-type="as-char" svg:y="-0.386cm" svg:width="1.76cm" svg:height="0.542cm" draw:z-index="2"><draw:object xlink:href="./Object 3" xlink:type="simple" xlink:show="embed" xlink:actuate="onLoad"/><draw:image xlink:href="./ObjectReplacements/Object 3" xlink:type="simple" xlink:show="embed" xlink:actuate="onLoad"/></draw:frame><text:line-break/><draw:frame draw:style-name="fr1" draw:name="Objekt2" text:anchor-type="as-char" svg:y="-0.863cm" svg:width="6.953cm" svg:height="1.635cm" draw:z-index="1"><draw:object xlink:href="./Object 2" xlink:type="simple" xlink:show="embed" xlink:actuate="onLoad"/><draw:image xlink:href="./ObjectReplacements/Object 2" xlink:type="simple" xlink:show="embed" xlink:actuate="onLoad"/></draw:frame></text:p>
        </text:list-item>
        <text:list-item>
          <text:p text:style-name="P10">Výkon primáru <draw:frame draw:style-name="fr1" draw:name="Objekt4" text:anchor-type="as-char" svg:y="-0.386cm" svg:width="2.341cm" svg:height="0.542cm" draw:z-index="3"><draw:object xlink:href="./Object 4" xlink:type="simple" xlink:show="embed" xlink:actuate="onLoad"/><draw:image xlink:href="./ObjectReplacements/Object 4" xlink:type="simple" xlink:show="embed" xlink:actuate="onLoad"/></draw:frame><text:line-break/><draw:frame draw:style-name="fr1" draw:name="Objekt5" text:anchor-type="as-char" svg:y="-0.684cm" svg:width="11.088cm" svg:height="1.125cm" draw:z-index="4"><draw:object xlink:href="./Object 5" xlink:type="simple" xlink:show="embed" xlink:actuate="onLoad"/><draw:image xlink:href="./ObjectReplacements/Object 5" xlink:type="simple" xlink:show="embed" xlink:actuate="onLoad"/></draw:frame></text:p>
        </text:list-item>
        <text:list-item>
          <text:p text:style-name="P10">Celkový rozdíl výkonů <draw:frame draw:style-name="fr1" draw:name="Objekt7" text:anchor-type="as-char" svg:y="-0.386cm" svg:width="2.669cm" svg:height="0.542cm" draw:z-index="6"><draw:object xlink:href="./Object 7" xlink:type="simple" xlink:show="embed" xlink:actuate="onLoad"/><draw:image xlink:href="./ObjectReplacements/Object 7" xlink:type="simple" xlink:show="embed" xlink:actuate="onLoad"/></draw:frame><text:line-break/><draw:frame draw:style-name="fr1" draw:name="Objekt6" text:anchor-type="as-char" svg:y="-0.377cm" svg:width="9.103cm" svg:height="0.533cm" draw:z-index="5"><draw:object xlink:href="./Object 6" xlink:type="simple" xlink:show="embed" xlink:actuate="onLoad"/><draw:image xlink:href="./ObjectReplacements/Object 6" xlink:type="simple" xlink:show="embed" xlink:actuate="onLoad"/></draw:frame></text:p>
        </text:list-item>
        <text:list-item>
          <text:p text:style-name="P10">Rozdělení výkonu dle daných procent<text:line-break/><draw:frame draw:style-name="fr1" draw:name="Objekt8" text:anchor-type="as-char" svg:y="-0.875cm" svg:width="13.169cm" svg:height="1.663cm" draw:z-index="7"><draw:object xlink:href="./Object 8" xlink:type="simple" xlink:show="embed" xlink:actuate="onLoad"/><draw:image xlink:href="./ObjectReplacements/Object 8" xlink:type="simple" xlink:show="embed" xlink:actuate="onLoad"/></draw:frame></text:p>
        </text:list-item>
        <text:list-item>
          <text:p text:style-name="P10">Vnitřní přenášený výkon <draw:frame draw:style-name="fr1" draw:name="Objekt9" text:anchor-type="as-char" svg:y="-0.386cm" svg:width="1.709cm" svg:height="0.542cm" draw:z-index="8"><draw:object xlink:href="./Object 9" xlink:type="simple" xlink:show="embed" xlink:actuate="onLoad"/><draw:image xlink:href="./ObjectReplacements/Object 9" xlink:type="simple" xlink:show="embed" xlink:actuate="onLoad"/></draw:frame><text:line-break/><draw:frame draw:style-name="fr1" draw:name="Objekt10" text:anchor-type="as-char" svg:y="-0.377cm" svg:width="8.505cm" svg:height="0.533cm" draw:z-index="9"><draw:object xlink:href="./Object 10" xlink:type="simple" xlink:show="embed" xlink:actuate="onLoad"/><draw:image xlink:href="./ObjectReplacements/Object 10" xlink:type="simple" xlink:show="embed" xlink:actuate="onLoad"/></draw:frame></text:p>
        </text:list-item>
        <text:list-item>
          <text:p text:style-name="P10">Určení jádra pomocí proudové rovnice <draw:frame draw:style-name="fr1" draw:name="Objekt11" text:anchor-type="as-char" svg:y="-0.437cm" svg:width="2.769cm" svg:height="0.593cm" draw:z-index="10"><draw:object xlink:href="./Object 11" xlink:type="simple" xlink:show="embed" xlink:actuate="onLoad"/><draw:image xlink:href="./ObjectReplacements/Object 11" xlink:type="simple" xlink:show="embed" xlink:actuate="onLoad"/></draw:frame><text:s/><text:span text:style-name="T4">(volíme nejbližší vyšší hodnotu)</text:span><text:line-break/><draw:frame draw:style-name="fr1" draw:name="Objekt12" text:anchor-type="as-char" svg:y="-1.249cm" svg:width="15.739cm" svg:height="2.409cm" draw:z-index="11"><draw:object xlink:href="./Object 12" xlink:type="simple" xlink:show="embed" xlink:actuate="onLoad"/><draw:image xlink:href="./ObjectReplacements/Object 12" xlink:type="simple" xlink:show="embed" xlink:actuate="onLoad"/></draw:frame><text:line-break/></text:p>
        </text:list-item>
      </text:list>
      <table:table table:name="Jádro" table:style-name="Jádro">
        <table:table-column table:style-name="Jádro.A"/>
        <table:table-column table:style-name="Jádro.B"/>
        <table:table-column table:style-name="Jádro.C"/>
        <table:table-column table:style-name="Jádro.D"/>
        <table:table-column table:style-name="Jádro.B" table:number-columns-repeated="2"/>
        <table:table-column table:style-name="Jádro.D"/>
        <table:table-column table:style-name="Jádro.H"/>
        <table:table-column table:style-name="Jádro.I"/>
        <table:table-column table:style-name="Jádro.J"/>
        <table:table-column table:style-name="Jádro.K"/>
        <table:table-column table:style-name="Jádro.L"/>
        <table:table-column table:style-name="Jádro.M"/>
        <table:table-row table:style-name="Jádro.1">
          <table:table-cell table:style-name="Jádro.A1" office:value-type="string">
            <text:p text:style-name="P5">Jádro</text:p>
          </table:table-cell>
          <table:table-cell table:style-name="Jádro.A1" office:value-type="string">
            <text:p text:style-name="P6">e (mm)</text:p>
          </table:table-cell>
          <table:table-cell table:style-name="Jádro.A1" office:value-type="string">
            <text:p text:style-name="P6">f (mm)</text:p>
          </table:table-cell>
          <table:table-cell table:style-name="Jádro.A1" office:value-type="string">
            <text:p text:style-name="P6">d (mm)</text:p>
          </table:table-cell>
          <table:table-cell table:style-name="Jádro.A1" office:value-type="string">
            <text:p text:style-name="P6">c (mm)</text:p>
          </table:table-cell>
          <table:table-cell table:style-name="Jádro.A1" office:value-type="string">
            <text:p text:style-name="P6">a (mm)</text:p>
          </table:table-cell>
          <table:table-cell table:style-name="Jádro.A1" office:value-type="string">
            <text:p text:style-name="P6">b (mm)</text:p>
          </table:table-cell>
          <table:table-cell table:style-name="Jádro.A1" office:value-type="string">
            <text:p text:style-name="P6">S<text:span text:style-name="T1">o</text:span><text:span text:style-name="T2"> (cm</text:span><text:span text:style-name="T3">2</text:span><text:span text:style-name="T2">)</text:span></text:p>
          </table:table-cell>
          <table:table-cell table:style-name="Jádro.A1" office:value-type="string">
            <text:p text:style-name="P6">S<text:span text:style-name="T1">fe</text:span><text:span text:style-name="T2"> (cm</text:span><text:span text:style-name="T3">2</text:span><text:span text:style-name="T2">)</text:span></text:p>
          </table:table-cell>
          <table:table-cell table:style-name="Jádro.A1" office:value-type="string">
            <text:p text:style-name="P6">t</text:p>
          </table:table-cell>
          <table:table-cell table:style-name="Jádro.A1" office:value-type="string">
            <text:p text:style-name="P6">l<text:span text:style-name="T1">s</text:span><text:span text:style-name="T2"> (cm)</text:span></text:p>
          </table:table-cell>
          <table:table-cell table:style-name="Jádro.A1" office:value-type="string">
            <text:p text:style-name="P6">m (kg)</text:p>
          </table:table-cell>
          <table:table-cell table:style-name="Jádro.A1" office:value-type="string">
            <text:p text:style-name="P6">S<text:span text:style-name="T1">o</text:span><text:span text:style-name="T2"> × S</text:span><text:span text:style-name="T1">fe</text:span><text:span text:style-name="T2"> (cm</text:span><text:span text:style-name="T3">4</text:span><text:span text:style-name="T2">)</text:span></text:p>
          </table:table-cell>
        </table:table-row>
        <table:table-row table:style-name="Jádro.1">
          <table:table-cell table:style-name="Jádro.A1" office:value-type="string">
            <text:p text:style-name="P6">31020/0,35</text:p>
          </table:table-cell>
          <table:table-cell table:style-name="Jádro.A1" office:value-type="string">
            <text:p text:style-name="P6">31</text:p>
          </table:table-cell>
          <table:table-cell table:style-name="Jádro.A1" office:value-type="string">
            <text:p text:style-name="P6">94</text:p>
          </table:table-cell>
          <table:table-cell table:style-name="Jádro.A1" office:value-type="string">
            <text:p text:style-name="P6">20</text:p>
          </table:table-cell>
          <table:table-cell table:style-name="Jádro.A1" office:value-type="string">
            <text:p text:style-name="P6">20</text:p>
          </table:table-cell>
          <table:table-cell table:style-name="Jádro.A1" office:value-type="string">
            <text:p text:style-name="P6">71</text:p>
          </table:table-cell>
          <table:table-cell table:style-name="Jádro.A1" office:value-type="string">
            <text:p text:style-name="P6">134</text:p>
          </table:table-cell>
          <table:table-cell table:style-name="Jádro.A1" office:value-type="string">
            <text:p text:style-name="P6">29,14</text:p>
          </table:table-cell>
          <table:table-cell table:style-name="Jádro.A1" office:value-type="string">
            <text:p text:style-name="P6">4</text:p>
          </table:table-cell>
          <table:table-cell table:style-name="Jádro.A1" office:value-type="string">
            <text:p text:style-name="P6">3</text:p>
          </table:table-cell>
          <table:table-cell table:style-name="Jádro.A1" office:value-type="string">
            <text:p text:style-name="P6">44,1</text:p>
          </table:table-cell>
          <table:table-cell table:style-name="Jádro.A1" office:value-type="string">
            <text:p text:style-name="P6">0,95</text:p>
          </table:table-cell>
          <table:table-cell table:style-name="Jádro.A1" office:value-type="string">
            <text:p text:style-name="P6">116,56</text:p>
          </table:table-cell>
        </table:table-row>
      </table:table>
      <text:list text:continue-numbering="true" text:style-name="L1">
        <text:list-header>
          <text:p text:style-name="P10"/>
        </text:list-header>
        <text:list-item>
          <text:p text:style-name="P10">Počet závitů na primárním vinutí <draw:frame draw:style-name="fr1" draw:name="Objekt14" text:anchor-type="as-char" svg:y="-0.386cm" svg:width="1.561cm" svg:height="0.542cm" draw:z-index="13"><draw:object xlink:href="./Object 14" xlink:type="simple" xlink:show="embed" xlink:actuate="onLoad"/><draw:image xlink:href="./ObjectReplacements/Object 14" xlink:type="simple" xlink:show="embed" xlink:actuate="onLoad"/></draw:frame><text:s/><text:span text:style-name="T4">(zaokrouhlujeme nahoru)</text:span><text:line-break/><draw:frame draw:style-name="fr1" draw:name="Objekt13" text:anchor-type="as-char" svg:y="-0.944cm" svg:width="12.802cm" svg:height="1.797cm" draw:z-index="12"><draw:object xlink:href="./Object 13" xlink:type="simple" xlink:show="embed" xlink:actuate="onLoad"/><draw:image xlink:href="./ObjectReplacements/Object 13" xlink:type="simple" xlink:show="embed" xlink:actuate="onLoad"/></draw:frame></text:p>
        </text:list-item>
        <text:list-item>
          <text:p text:style-name="P10"><text:soft-page-break/>Výpočet magnetizačního proudu <draw:frame draw:style-name="fr1" draw:name="Objekt15" text:anchor-type="as-char" svg:y="-0.386cm" svg:width="1.649cm" svg:height="0.542cm" draw:z-index="14"><draw:object xlink:href="./Object 15" xlink:type="simple" xlink:show="embed" xlink:actuate="onLoad"/><draw:image xlink:href="./ObjectReplacements/Object 15" xlink:type="simple" xlink:show="embed" xlink:actuate="onLoad"/></draw:frame><text:line-break/><draw:frame draw:style-name="fr1" draw:name="Objekt16" text:anchor-type="as-char" svg:y="-0.884cm" svg:width="5.881cm" svg:height="1.677cm" draw:z-index="15"><draw:object xlink:href="./Object 16" xlink:type="simple" xlink:show="embed" xlink:actuate="onLoad"/><draw:image xlink:href="./ObjectReplacements/Object 16" xlink:type="simple" xlink:show="embed" xlink:actuate="onLoad"/></draw:frame></text:p>
        </text:list-item>
        <text:list-item>
          <text:p text:style-name="P10">Počet závitů na sekundárních vinutí <draw:frame draw:style-name="fr1" draw:name="Objekt17" text:anchor-type="as-char" svg:y="-0.386cm" svg:width="3.59cm" svg:height="0.542cm" draw:z-index="16"><draw:object xlink:href="./Object 17" xlink:type="simple" xlink:show="embed" xlink:actuate="onLoad"/><draw:image xlink:href="./ObjectReplacements/Object 17" xlink:type="simple" xlink:show="embed" xlink:actuate="onLoad"/><svg:desc>vzorec</svg:desc></draw:frame><text:s/><text:span text:style-name="T4">(zaokrouhlujeme nahoru)<text:line-break/></text:span><text:span text:style-name="T4"><draw:frame draw:style-name="fr1" draw:name="Objekt18" text:anchor-type="as-char" svg:y="-1.423cm" svg:width="5.398cm" svg:height="2.76cm" draw:z-index="17"><draw:object xlink:href="./Object 18" xlink:type="simple" xlink:show="embed" xlink:actuate="onLoad"/><draw:image xlink:href="./ObjectReplacements/Object 18" xlink:type="simple" xlink:show="embed" xlink:actuate="onLoad"/></draw:frame></text:span></text:p>
        </text:list-item>
        <text:list-item>
          <text:p text:style-name="P10"><text:span text:style-name="T6">Průměry drátů sekundárního vinutí</text:span><text:span text:style-name="T4"> </text:span><text:span text:style-name="T4"><draw:frame draw:style-name="fr1" draw:name="Objekt19" text:anchor-type="as-char" svg:y="-0.386cm" svg:width="4.314cm" svg:height="0.542cm" draw:z-index="18"><draw:object xlink:href="./Object 19" xlink:type="simple" xlink:show="embed" xlink:actuate="onLoad"/><draw:image xlink:href="./ObjectReplacements/Object 19" xlink:type="simple" xlink:show="embed" xlink:actuate="onLoad"/></draw:frame></text:span><text:span text:style-name="T4"><text:s/>(volíme nejbližší vyšší)<text:line-break/></text:span><text:span text:style-name="T4"><draw:frame draw:style-name="fr1" draw:name="Objekt20" text:anchor-type="as-char" svg:y="-1.792cm" svg:width="6.992cm" svg:height="3.41cm" draw:z-index="19"><draw:object xlink:href="./Object 20" xlink:type="simple" xlink:show="embed" xlink:actuate="onLoad"/><draw:image xlink:href="./ObjectReplacements/Object 20" xlink:type="simple" xlink:show="embed" xlink:actuate="onLoad"/></draw:frame></text:span><text:span text:style-name="T4"><text:line-break/></text:span></text:p>
        </text:list-item>
      </text:list>
      <table:table table:name="Tabulka1" table:style-name="Tabulka1">
        <table:table-column table:style-name="Tabulka1.A"/>
        <table:table-column table:style-name="Tabulka1.B"/>
        <table:table-column table:style-name="Tabulka1.A"/>
        <table:table-column table:style-name="Tabulka1.B"/>
        <table:table-column table:style-name="Tabulka1.A"/>
        <table:table-row>
          <table:table-cell table:style-name="Tabulka1.A1" office:value-type="string">
            <text:p text:style-name="P6">Vinutí sekundáru</text:p>
          </table:table-cell>
          <table:table-cell table:style-name="Tabulka1.A1" office:value-type="string">
            <text:p text:style-name="P6">d<text:span text:style-name="T1">Cu</text:span><text:span text:style-name="T2"> (mm)</text:span></text:p>
          </table:table-cell>
          <table:table-cell table:style-name="Tabulka1.A1" office:value-type="string">
            <text:p text:style-name="P6">d<text:span text:style-name="T1">max</text:span><text:span text:style-name="T2"> (mm)</text:span></text:p>
          </table:table-cell>
          <table:table-cell table:style-name="Tabulka1.A1" office:value-type="string">
            <text:p text:style-name="P6">S <text:span text:style-name="T2">(mm</text:span><text:span text:style-name="T3">2</text:span><text:span text:style-name="T2">)</text:span></text:p>
          </table:table-cell>
          <table:table-cell table:style-name="Tabulka1.E1" office:value-type="string">
            <text:p text:style-name="P6">N (1/cm)</text:p>
          </table:table-cell>
        </table:table-row>
        <table:table-row>
          <table:table-cell table:style-name="Tabulka1.A2" office:value-type="string">
            <text:p text:style-name="P6">první</text:p>
          </table:table-cell>
          <table:table-cell table:style-name="Tabulka1.A2" office:value-type="string">
            <text:p text:style-name="P6">1,6</text:p>
          </table:table-cell>
          <table:table-cell table:style-name="Tabulka1.A2" office:value-type="string">
            <text:p text:style-name="P6">1,695</text:p>
          </table:table-cell>
          <table:table-cell table:style-name="Tabulka1.A2" office:value-type="string">
            <text:p text:style-name="P6">2,0106</text:p>
          </table:table-cell>
          <table:table-cell table:style-name="Tabulka1.E2" office:value-type="string">
            <text:p text:style-name="P6">5</text:p>
          </table:table-cell>
        </table:table-row>
        <table:table-row>
          <table:table-cell table:style-name="Tabulka1.A2" office:value-type="string">
            <text:p text:style-name="P6">druhé</text:p>
          </table:table-cell>
          <table:table-cell table:style-name="Tabulka1.A2" office:value-type="string">
            <text:p text:style-name="P6">1</text:p>
          </table:table-cell>
          <table:table-cell table:style-name="Tabulka1.A2" office:value-type="string">
            <text:p text:style-name="P6">1,075</text:p>
          </table:table-cell>
          <table:table-cell table:style-name="Tabulka1.A2" office:value-type="string">
            <text:p text:style-name="P6">0,7854</text:p>
          </table:table-cell>
          <table:table-cell table:style-name="Tabulka1.E2" office:value-type="string">
            <text:p text:style-name="P6">9</text:p>
          </table:table-cell>
        </table:table-row>
      </table:table>
      <text:list text:continue-numbering="true" text:style-name="L1">
        <text:list-header>
          <text:p text:style-name="P13"/>
        </text:list-header>
        <text:list-item>
          <text:p text:style-name="P13">Výpočet činné složky výstupního proudu <draw:frame draw:style-name="fr1" draw:name="Objekt21" text:anchor-type="as-char" svg:y="-0.386cm" svg:width="1.797cm" svg:height="0.542cm" draw:z-index="20"><draw:object xlink:href="./Object 21" xlink:type="simple" xlink:show="embed" xlink:actuate="onLoad"/><draw:image xlink:href="./ObjectReplacements/Object 21" xlink:type="simple" xlink:show="embed" xlink:actuate="onLoad"/></draw:frame><text:line-break/><draw:frame draw:style-name="fr1" draw:name="Objekt22" text:anchor-type="as-char" svg:y="-1.455cm" svg:width="9.156cm" svg:height="2.824cm" draw:z-index="21"><draw:object xlink:href="./Object 22" xlink:type="simple" xlink:show="embed" xlink:actuate="onLoad"/><draw:image xlink:href="./ObjectReplacements/Object 22" xlink:type="simple" xlink:show="embed" xlink:actuate="onLoad"/></draw:frame></text:p>
        </text:list-item>
        <text:list-item>
          <text:p text:style-name="P10"><text:span text:style-name="T4">Výpočet celkového výstupního proudu </text:span><text:span text:style-name="T4"><draw:frame draw:style-name="fr1" draw:name="Objekt23" text:anchor-type="as-char" svg:y="-0.386cm" svg:width="1.589cm" svg:height="0.542cm" draw:z-index="22"><draw:object xlink:href="./Object 23" xlink:type="simple" xlink:show="embed" xlink:actuate="onLoad"/><draw:image xlink:href="./ObjectReplacements/Object 23" xlink:type="simple" xlink:show="embed" xlink:actuate="onLoad"/></draw:frame></text:span><text:span text:style-name="T4"><text:line-break/></text:span><text:span text:style-name="T4"><draw:frame draw:style-name="fr1" draw:name="Objekt24" text:anchor-type="as-char" svg:y="-0.483cm" svg:width="9.262cm" svg:height="0.637cm" draw:z-index="23"><draw:object xlink:href="./Object 24" xlink:type="simple" xlink:show="embed" xlink:actuate="onLoad"/><draw:image xlink:href="./ObjectReplacements/Object 24" xlink:type="simple" xlink:show="embed" xlink:actuate="onLoad"/></draw:frame></text:span></text:p>
        </text:list-item>
        <text:list-item>
          <text:p text:style-name="P11"><text:span text:style-name="T6">Průměry drátů pr</text:span><text:span text:style-name="T8">i</text:span><text:span text:style-name="T6">márního vinutí</text:span><text:span text:style-name="T4"> </text:span><text:span text:style-name="T4"><draw:frame draw:style-name="fr1" draw:name="Objekt25" text:anchor-type="as-char" svg:y="-0.386cm" svg:width="1.924cm" svg:height="0.542cm" draw:z-index="24"><draw:object xlink:href="./Object 25" xlink:type="simple" xlink:show="embed" xlink:actuate="onLoad"/><draw:image xlink:href="./ObjectReplacements/Object 25" xlink:type="simple" xlink:show="embed" xlink:actuate="onLoad"/><svg:desc>vzorec</svg:desc></draw:frame></text:span><text:span text:style-name="T4"><text:s/>(volíme nejbližší vyšší)<text:line-break/></text:span><text:span text:style-name="T4"><draw:frame draw:style-name="fr1" draw:name="Objekt26" text:anchor-type="as-char" svg:y="-1.205cm" svg:width="7.892cm" svg:height="2.235cm" draw:z-index="25"><draw:object xlink:href="./Object 26" xlink:type="simple" xlink:show="embed" xlink:actuate="onLoad"/><draw:image xlink:href="./ObjectReplacements/Object 26" xlink:type="simple" xlink:show="embed" xlink:actuate="onLoad"/></draw:frame></text:span><text:span text:style-name="T4"><text:line-break/></text:span></text:p>
        </text:list-item>
      </text:list>
      <table:table table:name="Tabulka2" table:style-name="Tabulka2">
        <table:table-column table:style-name="Tabulka2.A"/>
        <table:table-column table:style-name="Tabulka2.B"/>
        <table:table-column table:style-name="Tabulka2.C"/>
        <table:table-column table:style-name="Tabulka2.D"/>
        <table:table-row table:style-name="Tabulka2.1">
          <table:table-cell table:style-name="Tabulka2.A1" office:value-type="string">
            <text:p text:style-name="P7">d<text:span text:style-name="T1">Cu</text:span><text:span text:style-name="T2"> (mm)</text:span></text:p>
          </table:table-cell>
          <table:table-cell table:style-name="Tabulka2.B1" office:value-type="string">
            <text:p text:style-name="P7">d<text:span text:style-name="T1">max</text:span><text:span text:style-name="T2"> (mm)</text:span></text:p>
          </table:table-cell>
          <table:table-cell table:style-name="Tabulka2.A1" office:value-type="string">
            <text:p text:style-name="P7">S <text:span text:style-name="T2">(mm</text:span><text:span text:style-name="T3">2</text:span><text:span text:style-name="T2">)</text:span></text:p>
          </table:table-cell>
          <table:table-cell table:style-name="Tabulka2.D1" office:value-type="string">
            <text:p text:style-name="P7">N (1/cm)</text:p>
          </table:table-cell>
        </table:table-row>
        <table:table-row table:style-name="Tabulka2.1">
          <table:table-cell table:style-name="Tabulka2.A2" office:value-type="string">
            <text:p text:style-name="P8">0,56</text:p>
          </table:table-cell>
          <table:table-cell table:style-name="Tabulka2.A2" office:value-type="string">
            <text:p text:style-name="P8">0,62</text:p>
          </table:table-cell>
          <table:table-cell table:style-name="Tabulka2.A2" office:value-type="string">
            <text:p text:style-name="P7"><text:span text:style-name="T9">0</text:span>,<text:span text:style-name="T9">2463</text:span></text:p>
          </table:table-cell>
          <table:table-cell table:style-name="Tabulka2.D2" office:value-type="string">
            <text:p text:style-name="P7"><text:span text:style-name="T9">1</text:span>5</text:p>
          </table:table-cell>
        </table:table-row>
      </table:table>
      <text:list text:continue-numbering="true" text:style-name="L1">
        <text:list-header>
          <text:p text:style-name="P3"><text:soft-page-break/></text:p>
        </text:list-header>
        <text:list-item>
          <text:p text:style-name="P4">Korekce závitů <text:span text:style-name="T5">(zaokrouhlujeme nahoru)</text:span><text:span text:style-name="T7"><text:line-break/></text:span><text:span text:style-name="T7"><draw:frame draw:style-name="fr1" draw:name="Objekt27" text:anchor-type="as-char" svg:y="-0.953cm" svg:width="5.877cm" svg:height="1.817cm" draw:z-index="26"><draw:object xlink:href="./Object 27" xlink:type="simple" xlink:show="embed" xlink:actuate="onLoad"/><draw:image xlink:href="./ObjectReplacements/Object 27" xlink:type="simple" xlink:show="embed" xlink:actuate="onLoad"/></draw:frame></text:span></text:p>
        </text:list-item>
        <text:list-item>
          <text:p text:style-name="P4"><text:span text:style-name="T7">V</text:span><text:span text:style-name="T6">elikost kostřičky při odečtení zaoblení jádra a tloušťky polystyrénu </text:span><text:span text:style-name="T6"><draw:frame draw:style-name="fr1" draw:name="Objekt29" text:anchor-type="as-char" svg:y="-0.437cm" svg:width="1.829cm" svg:height="0.559cm" draw:z-index="28"><draw:object xlink:href="./Object 29" xlink:type="simple" xlink:show="embed" xlink:actuate="onLoad"/><draw:image xlink:href="./ObjectReplacements/Object 29" xlink:type="simple" xlink:show="embed" xlink:actuate="onLoad"/></draw:frame></text:span><text:span text:style-name="T6"><text:line-break/></text:span><text:span text:style-name="T6"><draw:frame draw:style-name="fr1" draw:name="Objekt28" text:anchor-type="as-char" svg:y="-0.861cm" svg:width="7.355cm" svg:height="1.633cm" draw:z-index="27"><draw:object xlink:href="./Object 28" xlink:type="simple" xlink:show="embed" xlink:actuate="onLoad"/><draw:image xlink:href="./ObjectReplacements/Object 28" xlink:type="simple" xlink:show="embed" xlink:actuate="onLoad"/></draw:frame></text:span></text:p>
        </text:list-item>
        <text:list-item>
          <text:p text:style-name="P4"><text:span text:style-name="T6">Počet závitů jedné vrstvy </text:span><text:span text:style-name="T6"><draw:frame draw:style-name="fr1" draw:name="Objekt30" text:anchor-type="as-char" svg:y="-0.377cm" svg:width="1.065cm" svg:height="0.533cm" draw:z-index="29"><draw:object xlink:href="./Object 30" xlink:type="simple" xlink:show="embed" xlink:actuate="onLoad"/><draw:image xlink:href="./ObjectReplacements/Object 30" xlink:type="simple" xlink:show="embed" xlink:actuate="onLoad"/></draw:frame></text:span><text:span text:style-name="T6"><text:s/></text:span><text:span text:style-name="T5">(zaokrouhlujeme </text:span><text:span text:style-name="T4">dolu</text:span><text:span text:style-name="T5">)</text:span><text:span text:style-name="T6">; výpočet celkového počtu vrstev </text:span><text:span text:style-name="T6"><draw:frame draw:style-name="fr1" draw:name="Objekt31" text:anchor-type="as-char" svg:y="-0.377cm" svg:width="0.808cm" svg:height="0.469cm" draw:z-index="30"><draw:object xlink:href="./Object 31" xlink:type="simple" xlink:show="embed" xlink:actuate="onLoad"/><draw:image xlink:href="./ObjectReplacements/Object 31" xlink:type="simple" xlink:show="embed" xlink:actuate="onLoad"/></draw:frame></text:span><text:span text:style-name="T6"><text:s/></text:span><text:span text:style-name="T5">(zaokrouhlujeme nahoru)</text:span><text:span text:style-name="T6"><text:line-break/></text:span><text:span text:style-name="T6"><draw:frame draw:style-name="fr1" draw:name="Objekt32" text:anchor-type="as-char" svg:y="-4.046cm" svg:width="4.334cm" svg:height="8.005cm" draw:z-index="31"><draw:object xlink:href="./Object 32" xlink:type="simple" xlink:show="embed" xlink:actuate="onLoad"/><draw:image xlink:href="./ObjectReplacements/Object 32" xlink:type="simple" xlink:show="embed" xlink:actuate="onLoad"/></draw:frame></text:span></text:p>
        </text:list-item>
        <text:list-item>
          <text:p text:style-name="P4"><text:span text:style-name="T6">Výpočet zbylého prostoru pro vinutí </text:span><text:span text:style-name="T6"><draw:frame draw:style-name="fr1" draw:name="Objekt34" text:anchor-type="as-char" svg:y="-0.377cm" svg:width="5.403cm" svg:height="0.533cm" draw:z-index="33"><draw:object xlink:href="./Object 34" xlink:type="simple" xlink:show="embed" xlink:actuate="onLoad"/><draw:image xlink:href="./ObjectReplacements/Object 34" xlink:type="simple" xlink:show="embed" xlink:actuate="onLoad"/></draw:frame></text:span><text:span text:style-name="T6"><text:line-break/></text:span><text:span text:style-name="T6"><draw:frame draw:style-name="fr1" draw:name="Objekt33" text:anchor-type="as-char" svg:y="-1.152cm" svg:width="8.326cm" svg:height="2.215cm" draw:z-index="32"><draw:object xlink:href="./Object 33" xlink:type="simple" xlink:show="embed" xlink:actuate="onLoad"/><draw:image xlink:href="./ObjectReplacements/Object 33" xlink:type="simple" xlink:show="embed" xlink:actuate="onLoad"/></draw:frame></text:span></text:p>
        </text:list-item>
        <text:list-item>
          <text:p text:style-name="P4"><text:span text:style-name="T6">Zbylý prostor </text:span><text:span text:style-name="T6"><draw:frame draw:style-name="fr1" draw:name="Objekt36" text:anchor-type="as-char" svg:y="-0.437cm" svg:width="1.833cm" svg:height="0.559cm" draw:z-index="35"><draw:object xlink:href="./Object 36" xlink:type="simple" xlink:show="embed" xlink:actuate="onLoad"/><draw:image xlink:href="./ObjectReplacements/Object 36" xlink:type="simple" xlink:show="embed" xlink:actuate="onLoad"/></draw:frame></text:span><text:span text:style-name="T6"><text:s/></text:span><text:span text:style-name="T4">(pokud vyjde v (-), je nutné zvolit větší jádro)</text:span><text:span text:style-name="T6"><text:line-break/></text:span><text:span text:style-name="T6"><draw:frame draw:style-name="fr1" draw:name="Objekt35" text:anchor-type="as-char" svg:y="-0.437cm" svg:width="11.74cm" svg:height="0.593cm" draw:z-index="34"><draw:object xlink:href="./Object 35" xlink:type="simple" xlink:show="embed" xlink:actuate="onLoad"/><draw:image xlink:href="./ObjectReplacements/Object 35" xlink:type="simple" xlink:show="embed" xlink:actuate="onLoad"/></draw:frame></text:span><text:span text:style-name="T6"> - číslo je kladné → můžeme postupovat dále</text:span></text:p>
        </text:list-item>
        <text:list-item>
          <text:p text:style-name="P4"><text:span text:style-name="T6">Ztráty v železe </text:span><text:span text:style-name="T6"><draw:frame draw:style-name="fr1" draw:name="Objekt37" text:anchor-type="as-char" svg:y="-0.386cm" svg:width="2.82cm" svg:height="0.542cm" draw:z-index="36"><draw:object xlink:href="./Object 37" xlink:type="simple" xlink:show="embed" xlink:actuate="onLoad"/><draw:image xlink:href="./ObjectReplacements/Object 37" xlink:type="simple" xlink:show="embed" xlink:actuate="onLoad"/></draw:frame></text:span><text:span text:style-name="T6"><text:line-break/></text:span><text:span text:style-name="T6"><draw:frame draw:style-name="fr1" draw:name="Objekt38" text:anchor-type="as-char" svg:y="-0.573cm" svg:width="6.473cm" svg:height="1.062cm" draw:z-index="37"><draw:object xlink:href="./Object 38" xlink:type="simple" xlink:show="embed" xlink:actuate="onLoad"/><draw:image xlink:href="./ObjectReplacements/Object 38" xlink:type="simple" xlink:show="embed" xlink:actuate="onLoad"/></draw:frame></text:span></text:p>
        </text:list-item>
        <text:list-item>
          <text:p text:style-name="P4"><text:soft-page-break/><text:span text:style-name="T6">Odpory vinutí </text:span><text:span text:style-name="T6"><draw:frame draw:style-name="fr1" draw:name="Objekt39" text:anchor-type="as-char" svg:y="-0.386cm" svg:width="1.554cm" svg:height="0.51cm" draw:z-index="38"><draw:object xlink:href="./Object 39" xlink:type="simple" xlink:show="embed" xlink:actuate="onLoad"/><draw:image xlink:href="./ObjectReplacements/Object 39" xlink:type="simple" xlink:show="embed" xlink:actuate="onLoad"/></draw:frame></text:span><text:span text:style-name="T6"><text:line-break/></text:span><text:span text:style-name="T6"><draw:frame draw:style-name="fr1" draw:name="Objekt40" text:anchor-type="as-char" svg:y="-6.412cm" svg:width="16.073cm" svg:height="12.735cm" draw:z-index="39"><draw:object xlink:href="./Object 40" xlink:type="simple" xlink:show="embed" xlink:actuate="onLoad"/><draw:image xlink:href="./ObjectReplacements/Object 40" xlink:type="simple" xlink:show="embed" xlink:actuate="onLoad"/></draw:frame></text:span></text:p>
        </text:list-item>
        <text:list-item>
          <text:p text:style-name="P4"><text:span text:style-name="T6">Výpočet ztrátového výkonu </text:span><text:span text:style-name="T6"><draw:frame draw:style-name="fr1" draw:name="Objekt42" text:anchor-type="as-char" svg:y="-0.386cm" svg:width="1.797cm" svg:height="0.542cm" draw:z-index="41"><draw:object xlink:href="./Object 42" xlink:type="simple" xlink:show="embed" xlink:actuate="onLoad"/><draw:image xlink:href="./ObjectReplacements/Object 42" xlink:type="simple" xlink:show="embed" xlink:actuate="onLoad"/></draw:frame></text:span><text:span text:style-name="T6"><text:line-break/></text:span><text:span text:style-name="T6"><draw:frame draw:style-name="fr1" draw:name="Objekt41" text:anchor-type="as-char" svg:y="-0.953cm" svg:width="8.991cm" svg:height="1.817cm" draw:z-index="40"><draw:object xlink:href="./Object 41" xlink:type="simple" xlink:show="embed" xlink:actuate="onLoad"/><draw:image xlink:href="./ObjectReplacements/Object 41" xlink:type="simple" xlink:show="embed" xlink:actuate="onLoad"/></draw:frame></text:span></text:p>
        </text:list-item>
        <text:list-item>
          <text:p text:style-name="P4"><text:span text:style-name="T6">Celkové ztráty </text:span><text:span text:style-name="T6"><draw:frame draw:style-name="fr1" draw:name="Objekt43" text:anchor-type="as-char" svg:y="-0.386cm" svg:width="1.817cm" svg:height="0.542cm" draw:z-index="42"><draw:object xlink:href="./Object 43" xlink:type="simple" xlink:show="embed" xlink:actuate="onLoad"/><draw:image xlink:href="./ObjectReplacements/Object 43" xlink:type="simple" xlink:show="embed" xlink:actuate="onLoad"/></draw:frame></text:span><text:span text:style-name="T6"><text:line-break/></text:span><text:span text:style-name="T6"><draw:frame draw:style-name="fr1" draw:name="Objekt44" text:anchor-type="as-char" svg:y="-0.377cm" svg:width="14.87cm" svg:height="0.533cm" draw:z-index="43"><draw:object xlink:href="./Object 44" xlink:type="simple" xlink:show="embed" xlink:actuate="onLoad"/><draw:image xlink:href="./ObjectReplacements/Object 44" xlink:type="simple" xlink:show="embed" xlink:actuate="onLoad"/></draw:frame></text:span></text:p>
        </text:list-item>
        <text:list-item>
          <text:p text:style-name="P4"><text:span text:style-name="T6">Celkový příkon </text:span><text:span text:style-name="T6"><draw:frame draw:style-name="fr1" draw:name="Objekt45" text:anchor-type="as-char" svg:y="-0.377cm" svg:width="1.184cm" svg:height="0.533cm" draw:z-index="44"><draw:object xlink:href="./Object 45" xlink:type="simple" xlink:show="embed" xlink:actuate="onLoad"/><draw:image xlink:href="./ObjectReplacements/Object 45" xlink:type="simple" xlink:show="embed" xlink:actuate="onLoad"/></draw:frame></text:span><text:span text:style-name="T6"><text:line-break/></text:span><text:span text:style-name="T6"><draw:frame draw:style-name="fr1" draw:name="Objekt46" text:anchor-type="as-char" svg:y="-0.377cm" svg:width="8.29cm" svg:height="0.533cm" draw:z-index="45"><draw:object xlink:href="./Object 46" xlink:type="simple" xlink:show="embed" xlink:actuate="onLoad"/><draw:image xlink:href="./ObjectReplacements/Object 46" xlink:type="simple" xlink:show="embed" xlink:actuate="onLoad"/></draw:frame>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rape Nuts" svg:font-family="'Grape Nut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s" fo:country="CZ" style:letter-kerning="true" style:font-name-asian="Noto Sans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oto Sans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Line_20_numbering" style:display-name="Line numbering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6T19:40:11.489121780</meta:creation-date>
    <dc:date>2024-05-16T22:28:25.905283062</dc:date>
    <meta:editing-duration>PT2H48M14S</meta:editing-duration>
    <meta:editing-cycles>2</meta:editing-cycles>
    <meta:generator>LibreOffice/7.5.9.2$Linux_X86_64 LibreOffice_project/50$Build-2</meta:generator>
    <meta:document-statistic meta:table-count="3" meta:image-count="0" meta:object-count="46" meta:page-count="4" meta:paragraph-count="76" meta:word-count="224" meta:character-count="1345" meta:non-whitespace-character-count="1171"/>
  </office:meta>
</office:document-meta>
</file>

<file path=Object 1/content.xml><?xml version="1.0" encoding="utf-8"?>
<math xmlns="http://www.w3.org/1998/Math/MathML" display="block">
  <semantics>
    <mtable>
      <mtr>
        <mtd>
          <mrow>
            <mrow>
              <mi>η</mi>
              <mo stretchy="false">≥</mo>
              <mn>90</mn>
            </mrow>
            <mtext>%</mtext>
          </mrow>
        </mtd>
      </mtr>
      <mtr>
        <mtd>
          <mrow>
            <mrow>
              <msub>
                <mi>U</mi>
                <mn>1</mn>
              </msub>
              <mo stretchy="false">=</mo>
              <mn>230</mn>
            </mrow>
            <mi>V</mi>
            <mi>;</mi>
            <mrow>
              <mi>f</mi>
              <mo stretchy="false">=</mo>
              <mn>50</mn>
            </mrow>
            <mi mathvariant="italic">Hz</mi>
          </mrow>
        </mtd>
      </mtr>
      <mtr>
        <mtd>
          <mrow>
            <mrow>
              <msub>
                <mi>U</mi>
                <mn>21</mn>
              </msub>
              <mo stretchy="false">=</mo>
              <mn>28</mn>
            </mrow>
            <mi>V</mi>
            <mi>;</mi>
            <msub>
              <mi>I</mi>
              <mn>21</mn>
            </msub>
            <mn>3</mn>
            <mn>,6</mn>
            <mi>A</mi>
          </mrow>
        </mtd>
      </mtr>
      <mtr>
        <mtd>
          <mrow>
            <mrow>
              <msub>
                <mi>U</mi>
                <mn>22</mn>
              </msub>
              <mo stretchy="false">=</mo>
              <mn>5</mn>
            </mrow>
            <mn>,5</mn>
            <mi>V</mi>
            <mi>;</mi>
            <msub>
              <mi>I</mi>
              <mn>22</mn>
            </msub>
            <mn>1</mn>
            <mn>,45</mn>
            <mi>A</mi>
          </mrow>
        </mtd>
      </mtr>
    </mtable>
    <annotation encoding="StarMath 5.0">%eta &gt;= 90 % newline U_1 = 230 V; f = 50 Hz newline U_21 = 28 V; I_21 3,6 A newline U_22 = 5,5 V; I_22 1,45 A</annotation>
  </semantics>
</math>
</file>

<file path=Object 10/content.xml><?xml version="1.0" encoding="utf-8"?>
<math xmlns="http://www.w3.org/1998/Math/MathML" display="block">
  <semantics>
    <mrow>
      <mrow>
        <msub>
          <mi>P</mi>
          <mi>i</mi>
        </msub>
        <mo stretchy="false">=</mo>
        <mrow>
          <msub>
            <mi>P</mi>
            <mn>2</mn>
          </msub>
          <mo stretchy="false">+</mo>
          <mi mathvariant="normal">Δ</mi>
        </mrow>
      </mrow>
      <mrow>
        <msub>
          <mi>P</mi>
          <mrow>
            <mn>2</mn>
            <mi mathvariant="italic">Cu</mi>
          </mrow>
        </msub>
        <mo stretchy="false">=</mo>
        <mrow>
          <mn>108,775</mn>
          <mo stretchy="false">+</mo>
          <mn>2,41722</mn>
        </mrow>
        <mo stretchy="false">=</mo>
        <mn>113,60944</mn>
      </mrow>
      <mi>W</mi>
    </mrow>
    <annotation encoding="StarMath 5.0">P_i = P_2 + %DELTA P_2Cu = 108,775 + 2,41722 = 113,60944 W</annotation>
  </semantics>
</math>
</file>

<file path=Object 11/content.xml><?xml version="1.0" encoding="utf-8"?>
<math xmlns="http://www.w3.org/1998/Math/MathML" display="block">
  <semantics>
    <mrow>
      <mrow>
        <mrow>
          <msub>
            <mi>S</mi>
            <mi>o</mi>
          </msub>
          <mo stretchy="false">∗</mo>
          <msub>
            <mi>S</mi>
            <mi mathvariant="italic">Fe</mi>
          </msub>
        </mrow>
        <mo stretchy="false">=</mo>
        <mi>?</mi>
      </mrow>
      <mrow>
        <mo fence="true" form="prefix" stretchy="false">(</mo>
        <mrow>
          <msup>
            <mi mathvariant="italic">cm</mi>
            <mn>4</mn>
          </msup>
        </mrow>
        <mo fence="true" form="postfix" stretchy="false">)</mo>
      </mrow>
    </mrow>
    <annotation encoding="StarMath 5.0">S_o * S_Fe = ? ( cm^4 )</annotation>
  </semantics>
</math>
</file>

<file path=Object 12/content.xml><?xml version="1.0" encoding="utf-8"?>
<math xmlns="http://www.w3.org/1998/Math/MathML" display="block">
  <semantics>
    <mtable>
      <mtr>
        <mtd>
          <mrow>
            <mrow>
              <msub>
                <mi>B</mi>
                <mi>m</mi>
              </msub>
              <mo stretchy="false">=</mo>
              <mn>1</mn>
            </mrow>
            <mn>,6</mn>
            <mi>T</mi>
            <mi>;</mi>
            <mrow>
              <mi>J</mi>
              <mo stretchy="false">=</mo>
              <mn>2</mn>
            </mrow>
            <mrow>
              <mi>A</mi>
              <mo stretchy="false">/</mo>
              <msup>
                <mi>m</mi>
                <mn>2</mn>
              </msup>
            </mrow>
            <mi>;</mi>
            <mrow>
              <msub>
                <mi>k</mi>
                <mi mathvariant="italic">Fe</mi>
              </msub>
              <mo stretchy="false">=</mo>
              <mn>0</mn>
            </mrow>
            <mn>,97</mn>
            <mi>;</mi>
            <mrow>
              <msub>
                <mi>k</mi>
                <mi>o</mi>
              </msub>
              <mo stretchy="false">=</mo>
              <mn>0</mn>
            </mrow>
            <mn>,3</mn>
          </mrow>
        </mtd>
      </mtr>
      <mtr>
        <mtd>
          <mrow>
            <mrow>
              <mi>P</mi>
              <mo stretchy="false">=</mo>
              <mn>2</mn>
            </mrow>
            <mrow>
              <mn>,22</mn>
              <mo stretchy="false">∗</mo>
              <msub>
                <mi>B</mi>
                <mi>m</mi>
              </msub>
              <mo stretchy="false">∗</mo>
              <mi>f</mi>
              <mo stretchy="false">∗</mo>
              <mi>J</mi>
              <mo stretchy="false">∗</mo>
              <msub>
                <mi>S</mi>
                <mi>o</mi>
              </msub>
              <mo stretchy="false">∗</mo>
              <msub>
                <mi>S</mi>
                <mi mathvariant="italic">Fe</mi>
              </msub>
              <mo stretchy="false">∗</mo>
              <msub>
                <mi>k</mi>
                <mi>o</mi>
              </msub>
              <mo stretchy="false">∗</mo>
              <msub>
                <mi>k</mi>
                <mi mathvariant="italic">Fe</mi>
              </msub>
              <mo stretchy="false">∗</mo>
              <msup>
                <mn>10</mn>
                <mrow>
                  <mo stretchy="false">−</mo>
                  <mn>2</mn>
                </mrow>
              </msup>
            </mrow>
          </mrow>
        </mtd>
      </mtr>
      <mtr>
        <mtd>
          <mrow>
            <mrow>
              <mrow>
                <msub>
                  <mi>S</mi>
                  <mi>o</mi>
                </msub>
                <mo stretchy="false">∗</mo>
                <msub>
                  <mi>S</mi>
                  <mi mathvariant="italic">Fe</mi>
                </msub>
              </mrow>
              <mo stretchy="false">=</mo>
              <mfrac>
                <msub>
                  <mi>P</mi>
                  <mi>i</mi>
                </msub>
                <mrow>
                  <mn>2</mn>
                  <mrow>
                    <mn>,22</mn>
                    <mo stretchy="false">∗</mo>
                    <msub>
                      <mi>B</mi>
                      <mi>m</mi>
                    </msub>
                    <mo stretchy="false">∗</mo>
                    <mi>f</mi>
                    <mo stretchy="false">∗</mo>
                    <mi>J</mi>
                    <mo stretchy="false">∗</mo>
                    <msub>
                      <mi>k</mi>
                      <mi>o</mi>
                    </msub>
                    <mo stretchy="false">∗</mo>
                    <msub>
                      <mi>k</mi>
                      <mi mathvariant="italic">Fe</mi>
                    </msub>
                    <mo stretchy="false">∗</mo>
                    <msup>
                      <mn>10</mn>
                      <mrow>
                        <mo stretchy="false">−</mo>
                        <mn>2</mn>
                      </mrow>
                    </msup>
                  </mrow>
                </mrow>
              </mfrac>
              <mo stretchy="false">=</mo>
              <mfrac>
                <mn>113,60944</mn>
                <mrow>
                  <mn>2</mn>
                  <mrow>
                    <mn>,22</mn>
                    <mo stretchy="false">∗</mo>
                    <mn>1</mn>
                  </mrow>
                  <mrow>
                    <mn>,6</mn>
                    <mo stretchy="false">∗</mo>
                    <mn>50</mn>
                    <mo stretchy="false">∗</mo>
                    <mn>2</mn>
                    <mo stretchy="false">∗</mo>
                    <mn>0</mn>
                  </mrow>
                  <mrow>
                    <mn>,3</mn>
                    <mo stretchy="false">∗</mo>
                    <mn>0</mn>
                  </mrow>
                  <mrow>
                    <mn>,97</mn>
                    <mo stretchy="false">∗</mo>
                    <msup>
                      <mn>10</mn>
                      <mrow>
                        <mo stretchy="false">−</mo>
                        <mn>2</mn>
                      </mrow>
                    </msup>
                  </mrow>
                </mrow>
              </mfrac>
              <mo stretchy="false">=</mo>
              <mn>109,91286</mn>
            </mrow>
            <msup>
              <mi mathvariant="italic">cm</mi>
              <mn>4</mn>
            </msup>
          </mrow>
        </mtd>
      </mtr>
    </mtable>
    <annotation encoding="StarMath 5.0">B_m = 1,6 T; J = 2 A/m^2; k_Fe = 0,97; k_o = 0,3 newline
P = 2,22 * B_m * f * J * S_o * S_Fe * k_o * k_Fe * 10 ^-2 newline S_o * S_Fe = { P_i } over { 2,22 * B_m * f * J * k_o * k_Fe * 10 ^-2 } = { 113,60944 } over { 2,22 * 1,6 * 50 * 2 * 0,3 * 0,97 * 10 ^-2 } = 109,91286 cm^4
</annotation>
  </semantics>
</math>
</file>

<file path=Object 13/content.xml><?xml version="1.0" encoding="utf-8"?>
<math xmlns="http://www.w3.org/1998/Math/MathML" display="block">
  <semantics>
    <mtable>
      <mtr>
        <mtd>
          <mrow>
            <mrow>
              <mi>U</mi>
              <mo stretchy="false">=</mo>
              <mn>4</mn>
            </mrow>
            <mrow>
              <mn>,44</mn>
              <mo stretchy="false">∗</mo>
              <msub>
                <mi>B</mi>
                <mi>m</mi>
              </msub>
              <mo stretchy="false">∗</mo>
              <mi>f</mi>
              <mo stretchy="false">∗</mo>
              <mi>N</mi>
              <mo stretchy="false">∗</mo>
              <msub>
                <mi>S</mi>
                <mi mathvariant="italic">Fe</mi>
              </msub>
              <mo stretchy="false">∗</mo>
              <msub>
                <mi>k</mi>
                <mi mathvariant="italic">Fe</mi>
              </msub>
              <mo stretchy="false">∗</mo>
              <msup>
                <mn>10</mn>
                <mrow>
                  <mo stretchy="false">−</mo>
                  <mn>4</mn>
                </mrow>
              </msup>
            </mrow>
          </mrow>
        </mtd>
      </mtr>
      <mtr>
        <mtd>
          <mrow>
            <mrow>
              <msub>
                <mi>N</mi>
                <mn>1</mn>
              </msub>
              <mo stretchy="false">=</mo>
              <mfrac>
                <msub>
                  <mi>U</mi>
                  <mn>1</mn>
                </msub>
                <mrow>
                  <mn>4</mn>
                  <mrow>
                    <mn>,44</mn>
                    <mo stretchy="false">∗</mo>
                    <msub>
                      <mi>B</mi>
                      <mi>m</mi>
                    </msub>
                    <mo stretchy="false">∗</mo>
                    <mi>f</mi>
                    <mo stretchy="false">∗</mo>
                    <msub>
                      <mi>S</mi>
                      <mi mathvariant="italic">Fe</mi>
                    </msub>
                    <mo stretchy="false">∗</mo>
                    <msub>
                      <mi>k</mi>
                      <mi mathvariant="italic">Fe</mi>
                    </msub>
                    <mo stretchy="false">∗</mo>
                    <msup>
                      <mn>10</mn>
                      <mrow>
                        <mo stretchy="false">−</mo>
                        <mn>4</mn>
                      </mrow>
                    </msup>
                  </mrow>
                </mrow>
              </mfrac>
              <mo stretchy="false">=</mo>
              <mfrac>
                <mn>230</mn>
                <mrow>
                  <mn>4</mn>
                  <mrow>
                    <mn>,44</mn>
                    <mo stretchy="false">∗</mo>
                    <mn>1</mn>
                  </mrow>
                  <mrow>
                    <mn>,6</mn>
                    <mo stretchy="false">∗</mo>
                    <mn>50</mn>
                    <mo stretchy="false">∗</mo>
                    <mn>4</mn>
                    <mo stretchy="false">∗</mo>
                    <mn>0</mn>
                  </mrow>
                  <mrow>
                    <mn>,97</mn>
                    <mo stretchy="false">∗</mo>
                    <msup>
                      <mn>10</mn>
                      <mrow>
                        <mo stretchy="false">−</mo>
                        <mn>4</mn>
                      </mrow>
                    </msup>
                  </mrow>
                </mrow>
              </mfrac>
              <mo stretchy="false">=</mo>
              <mn>1669</mn>
            </mrow>
            <mrow>
              <mo fence="true" form="prefix" stretchy="false">(</mo>
              <mrow>
                <mtext>-</mtext>
              </mrow>
              <mo fence="true" form="postfix" stretchy="false">)</mo>
            </mrow>
          </mrow>
        </mtd>
      </mtr>
    </mtable>
    <annotation encoding="StarMath 5.0">U = 4,44 * B_m * f * N * S_Fe * k_Fe * 10^-4 newline N_1 = { U_1 } over {4,44 * B_m * f * S_Fe * k_Fe * 10^-4} = { 230 } over {4,44 * 1,6 * 50 * 4 * 0,97 * 10^-4} = 1669 ( "-" )</annotation>
  </semantics>
</math>
</file>

<file path=Object 14/content.xml><?xml version="1.0" encoding="utf-8"?>
<math xmlns="http://www.w3.org/1998/Math/MathML" display="block">
  <semantics>
    <mrow>
      <mrow>
        <msub>
          <mi>N</mi>
          <mn>1</mn>
        </msub>
        <mo stretchy="false">=</mo>
        <mi>?</mi>
      </mrow>
      <mrow>
        <mo fence="true" form="prefix" stretchy="false">(</mo>
        <mrow>
          <mtext>-</mtext>
        </mrow>
        <mo fence="true" form="postfix" stretchy="false">)</mo>
      </mrow>
    </mrow>
    <annotation encoding="StarMath 5.0">N_1 = ? ( "-" )</annotation>
  </semantics>
</math>
</file>

<file path=Object 15/content.xml><?xml version="1.0" encoding="utf-8"?>
<math xmlns="http://www.w3.org/1998/Math/MathML" display="block">
  <semantics>
    <mrow>
      <mrow>
        <msub>
          <mi>I</mi>
          <mi>m</mi>
        </msub>
        <mo stretchy="false">=</mo>
        <mi>?</mi>
      </mrow>
      <mrow>
        <mo fence="true" form="prefix" stretchy="false">(</mo>
        <mrow>
          <mi>A</mi>
        </mrow>
        <mo fence="true" form="postfix" stretchy="false">)</mo>
      </mrow>
    </mrow>
    <annotation encoding="StarMath 5.0">I_m = ? ( A )</annotation>
  </semantics>
</math>
</file>

<file path=Object 16/content.xml><?xml version="1.0" encoding="utf-8"?>
<math xmlns="http://www.w3.org/1998/Math/MathML" display="block">
  <semantics>
    <mtable>
      <mtr>
        <mtd>
          <mrow>
            <mrow>
              <mi>H</mi>
              <mo stretchy="false">=</mo>
              <mn>4</mn>
            </mrow>
            <mrow>
              <mi>A</mi>
              <mo stretchy="false">/</mo>
              <mi mathvariant="italic">cm</mi>
            </mrow>
            <mi>;</mi>
            <mrow>
              <msub>
                <mi>l</mi>
                <mi>m</mi>
              </msub>
              <mo stretchy="false">=</mo>
              <msub>
                <mi>l</mi>
                <mi>s</mi>
              </msub>
              <mo stretchy="false">=</mo>
              <mn>44</mn>
            </mrow>
            <mn>,1</mn>
            <mi mathvariant="italic">cm</mi>
          </mrow>
        </mtd>
      </mtr>
      <mtr>
        <mtd>
          <mrow>
            <mrow>
              <msub>
                <mi>I</mi>
                <mi>m</mi>
              </msub>
              <mo stretchy="false">=</mo>
              <mfrac>
                <mrow>
                  <mi>H</mi>
                  <mo stretchy="false">∗</mo>
                  <msub>
                    <mi>l</mi>
                    <mi>m</mi>
                  </msub>
                </mrow>
                <msub>
                  <mi>N</mi>
                  <mn>1</mn>
                </msub>
              </mfrac>
              <mo stretchy="false">=</mo>
              <mfrac>
                <mrow>
                  <mrow>
                    <mn>4</mn>
                    <mo stretchy="false">∗</mo>
                    <mn>44</mn>
                  </mrow>
                  <mn>,1</mn>
                </mrow>
                <mn>1669</mn>
              </mfrac>
              <mo stretchy="false">=</mo>
              <mn>0,105692</mn>
            </mrow>
            <mi>A</mi>
          </mrow>
        </mtd>
      </mtr>
    </mtable>
    <annotation encoding="StarMath 5.0">H = 4 A/cm; l_m = l_s = 44,1 cm newline
I_m = { H*l_m } over { N_1 } = { 4 * 44,1 } over { 1669 } = 0,105692 A</annotation>
  </semantics>
</math>
</file>

<file path=Object 17/content.xml><?xml version="1.0" encoding="utf-8"?>
<math xmlns="http://www.w3.org/1998/Math/MathML" display="block">
  <semantics>
    <mrow>
      <mrow>
        <msub>
          <mi>N</mi>
          <mn>21</mn>
        </msub>
        <mo stretchy="false">=</mo>
        <mi>?</mi>
      </mrow>
      <mrow>
        <mo fence="true" form="prefix" stretchy="false">(</mo>
        <mrow>
          <mtext>-</mtext>
        </mrow>
        <mo fence="true" form="postfix" stretchy="false">)</mo>
      </mrow>
      <mi>;</mi>
      <mrow>
        <msub>
          <mi>N</mi>
          <mn>22</mn>
        </msub>
        <mo stretchy="false">=</mo>
        <mi>?</mi>
      </mrow>
      <mrow>
        <mo fence="true" form="prefix" stretchy="false">(</mo>
        <mrow>
          <mtext>-</mtext>
        </mrow>
        <mo fence="true" form="postfix" stretchy="false">)</mo>
      </mrow>
    </mrow>
    <annotation encoding="StarMath 5.0">N_21 = ? ( "-" ); N_22 = ? ( "-" )</annotation>
  </semantics>
</math>
</file>

<file path=Object 18/content.xml><?xml version="1.0" encoding="utf-8"?>
<math xmlns="http://www.w3.org/1998/Math/MathML" display="block">
  <semantics>
    <mtable>
      <mtr>
        <mtd>
          <mrow>
            <msub>
              <mi>N</mi>
              <mn>21</mn>
            </msub>
            <mo stretchy="false">=</mo>
            <mfrac>
              <mrow>
                <msub>
                  <mi>N</mi>
                  <mn>1</mn>
                </msub>
                <mo stretchy="false">∗</mo>
                <msub>
                  <mi>U</mi>
                  <mn>21</mn>
                </msub>
              </mrow>
              <msub>
                <mi>U</mi>
                <mn>1</mn>
              </msub>
            </mfrac>
            <mo stretchy="false">=</mo>
            <mfrac>
              <mrow>
                <mn>1669</mn>
                <mo stretchy="false">∗</mo>
                <mn>28</mn>
              </mrow>
              <mn>230</mn>
            </mfrac>
            <mo stretchy="false">=</mo>
            <mn>204</mn>
          </mrow>
        </mtd>
      </mtr>
      <mtr>
        <mtd>
          <mrow/>
        </mtd>
      </mtr>
      <mtr>
        <mtd>
          <mrow>
            <msub>
              <mi>N</mi>
              <mn>22</mn>
            </msub>
            <mo stretchy="false">=</mo>
            <mfrac>
              <mrow>
                <msub>
                  <mi>N</mi>
                  <mn>1</mn>
                </msub>
                <mo stretchy="false">∗</mo>
                <msub>
                  <mi>U</mi>
                  <mn>22</mn>
                </msub>
              </mrow>
              <msub>
                <mi>U</mi>
                <mn>1</mn>
              </msub>
            </mfrac>
            <mo stretchy="false">=</mo>
            <mfrac>
              <mrow>
                <mrow>
                  <mn>1669</mn>
                  <mo stretchy="false">∗</mo>
                  <mn>5</mn>
                </mrow>
                <mn>,5</mn>
              </mrow>
              <mn>230</mn>
            </mfrac>
            <mo stretchy="false">=</mo>
            <mn>40</mn>
          </mrow>
        </mtd>
      </mtr>
    </mtable>
    <annotation encoding="StarMath 5.0">N_21 = { N_1 * U_21 } over U_1 = { 1669 * 28 } over 230 = 204
newline newline
N_22 = { N_1 * U_22 } over U_1 = { 1669 * 5,5 } over 230 = 40</annotation>
  </semantics>
</math>
</file>

<file path=Object 19/content.xml><?xml version="1.0" encoding="utf-8"?>
<math xmlns="http://www.w3.org/1998/Math/MathML" display="block">
  <semantics>
    <mrow>
      <mrow>
        <msub>
          <mi>d</mi>
          <mn>21</mn>
        </msub>
        <mo stretchy="false">=</mo>
        <mi>?</mi>
      </mrow>
      <mrow>
        <mo fence="true" form="prefix" stretchy="false">(</mo>
        <mrow>
          <mi mathvariant="italic">mm</mi>
        </mrow>
        <mo fence="true" form="postfix" stretchy="false">)</mo>
      </mrow>
      <mi>;</mi>
      <mrow>
        <msub>
          <mi>d</mi>
          <mn>22</mn>
        </msub>
        <mo stretchy="false">=</mo>
        <mi>?</mi>
      </mrow>
      <mrow>
        <mo fence="true" form="prefix" stretchy="false">(</mo>
        <mrow>
          <mi mathvariant="italic">mm</mi>
        </mrow>
        <mo fence="true" form="postfix" stretchy="false">)</mo>
      </mrow>
    </mrow>
    <annotation encoding="StarMath 5.0">d_21 = ? ( mm ); d_22 = ? ( mm )</annotation>
  </semantics>
</math>
</file>

<file path=Object 2/content.xml><?xml version="1.0" encoding="utf-8"?>
<math xmlns="http://www.w3.org/1998/Math/MathML" display="block">
  <semantics>
    <mtable>
      <mtr>
        <mtd>
          <mrow>
            <mrow>
              <msub>
                <mi>P</mi>
                <mn>21</mn>
              </msub>
              <mo stretchy="false">=</mo>
              <mrow>
                <msub>
                  <mi>U</mi>
                  <mn>21</mn>
                </msub>
                <mo stretchy="false">∗</mo>
                <msub>
                  <mi>I</mi>
                  <mn>21</mn>
                </msub>
              </mrow>
              <mo stretchy="false">=</mo>
              <mrow>
                <mn>28</mn>
                <mo stretchy="false">∗</mo>
                <mn>3</mn>
              </mrow>
            </mrow>
            <mrow>
              <mn>,6</mn>
              <mo stretchy="false">=</mo>
              <mn>100</mn>
            </mrow>
            <mn>,8</mn>
            <mi>W</mi>
          </mrow>
        </mtd>
      </mtr>
      <mtr>
        <mtd>
          <mrow>
            <mrow>
              <msub>
                <mi>P</mi>
                <mn>22</mn>
              </msub>
              <mo stretchy="false">=</mo>
              <mrow>
                <msub>
                  <mi>U</mi>
                  <mn>22</mn>
                </msub>
                <mo stretchy="false">∗</mo>
                <msub>
                  <mi>I</mi>
                  <mn>22</mn>
                </msub>
              </mrow>
              <mo stretchy="false">=</mo>
              <mn>5</mn>
            </mrow>
            <mrow>
              <mn>,5</mn>
              <mo stretchy="false">∗</mo>
              <mn>1</mn>
            </mrow>
            <mrow>
              <mn>,45</mn>
              <mo stretchy="false">=</mo>
              <mn>7,975</mn>
            </mrow>
            <mi>W</mi>
          </mrow>
        </mtd>
      </mtr>
      <mtr>
        <mtd>
          <mrow>
            <mrow>
              <msub>
                <mi>P</mi>
                <mn>2</mn>
              </msub>
              <mo stretchy="false">=</mo>
              <mrow>
                <msub>
                  <mi>P</mi>
                  <mn>21</mn>
                </msub>
                <mo stretchy="false">+</mo>
                <msub>
                  <mi>P</mi>
                  <mn>22</mn>
                </msub>
              </mrow>
              <mo stretchy="false">=</mo>
              <mn>100</mn>
            </mrow>
            <mrow>
              <mrow>
                <mn>,8</mn>
                <mo stretchy="false">+</mo>
                <mn>7,975</mn>
              </mrow>
              <mo stretchy="false">=</mo>
              <mn>108,775</mn>
            </mrow>
            <mi>W</mi>
          </mrow>
        </mtd>
      </mtr>
    </mtable>
    <annotation encoding="StarMath 5.0">P_21 = U_21 * I_21 = 28 * 3,6 = 100,8 W newline
P_22 = U_22 * I_22 = 5,5 * 1,45 = 7,975 W newline
P_2 = P_21 + P_22 = 100,8 + 7,975 = 108,775 W</annotation>
  </semantics>
</math>
</file>

<file path=Object 20/content.xml><?xml version="1.0" encoding="utf-8"?>
<math xmlns="http://www.w3.org/1998/Math/MathML" display="block">
  <semantics>
    <mtable>
      <mtr>
        <mtd>
          <mrow>
            <mi>I</mi>
            <mo stretchy="false">=</mo>
            <mfrac>
              <mrow>
                <mi>J</mi>
                <mo stretchy="false">∗</mo>
                <mi>π</mi>
                <mo stretchy="false">∗</mo>
                <msup>
                  <mi>d</mi>
                  <mn>2</mn>
                </msup>
              </mrow>
              <mn>4</mn>
            </mfrac>
          </mrow>
        </mtd>
      </mtr>
      <mtr>
        <mtd>
          <mrow>
            <mrow>
              <msub>
                <mi>d</mi>
                <mn>21</mn>
              </msub>
              <mo stretchy="false">=</mo>
              <msqrt>
                <mfrac>
                  <mrow>
                    <mn>4</mn>
                    <mo stretchy="false">∗</mo>
                    <msub>
                      <mi>I</mi>
                      <mn>21</mn>
                    </msub>
                  </mrow>
                  <mrow>
                    <mi>J</mi>
                    <mo stretchy="false">∗</mo>
                    <mi>π</mi>
                  </mrow>
                </mfrac>
              </msqrt>
              <mo stretchy="false">=</mo>
              <msqrt>
                <mfrac>
                  <mrow>
                    <mrow>
                      <mn>4</mn>
                      <mo stretchy="false">∗</mo>
                      <mn>3</mn>
                    </mrow>
                    <mn>,6</mn>
                  </mrow>
                  <mrow>
                    <mn>2</mn>
                    <mo stretchy="false">∗</mo>
                    <mi>π</mi>
                  </mrow>
                </mfrac>
              </msqrt>
              <mo stretchy="false">=</mo>
              <mn>1,5138795</mn>
            </mrow>
            <mi mathvariant="italic">mm</mi>
          </mrow>
        </mtd>
      </mtr>
      <mtr>
        <mtd>
          <mrow>
            <mrow>
              <msub>
                <mi>d</mi>
                <mn>22</mn>
              </msub>
              <mo stretchy="false">=</mo>
              <msqrt>
                <mfrac>
                  <mrow>
                    <mn>4</mn>
                    <mo stretchy="false">∗</mo>
                    <msub>
                      <mi>I</mi>
                      <mn>22</mn>
                    </msub>
                  </mrow>
                  <mrow>
                    <mi>J</mi>
                    <mo stretchy="false">∗</mo>
                    <mi>π</mi>
                  </mrow>
                </mfrac>
              </msqrt>
              <mo stretchy="false">=</mo>
              <msqrt>
                <mfrac>
                  <mrow>
                    <mrow>
                      <mn>4</mn>
                      <mo stretchy="false">∗</mo>
                      <mn>1</mn>
                    </mrow>
                    <mn>,45</mn>
                  </mrow>
                  <mrow>
                    <mn>2</mn>
                    <mo stretchy="false">∗</mo>
                    <mi>π</mi>
                  </mrow>
                </mfrac>
              </msqrt>
              <mo stretchy="false">=</mo>
              <mn>0,9607802</mn>
            </mrow>
            <mi mathvariant="italic">mm</mi>
          </mrow>
        </mtd>
      </mtr>
    </mtable>
    <annotation encoding="StarMath 5.0">I = { J * %pi * d^2 } over 4 newline
d_21 = sqrt{ {4*I_21} over {J * %pi} } = sqrt{ {4*3,6} over {2 * %pi} } = 1,5138795 mm newline
d_22 = sqrt{ {4*I_22} over {J * %pi} } = sqrt{ {4*1,45} over {2 * %pi} } = 0,9607802 mm</annotation>
  </semantics>
</math>
</file>

<file path=Object 21/content.xml><?xml version="1.0" encoding="utf-8"?>
<math xmlns="http://www.w3.org/1998/Math/MathML" display="block">
  <semantics>
    <mrow>
      <mrow>
        <msub>
          <mi>I</mi>
          <mrow>
            <mn>1</mn>
            <mi>Č</mi>
          </mrow>
        </msub>
        <mo stretchy="false">=</mo>
        <mi>?</mi>
      </mrow>
      <mrow>
        <mo fence="true" form="prefix" stretchy="false">(</mo>
        <mrow>
          <mi>A</mi>
        </mrow>
        <mo fence="true" form="postfix" stretchy="false">)</mo>
      </mrow>
    </mrow>
    <annotation encoding="StarMath 5.0">I_1Č = ? ( A )</annotation>
  </semantics>
</math>
</file>

<file path=Object 22/content.xml><?xml version="1.0" encoding="utf-8"?>
<math xmlns="http://www.w3.org/1998/Math/MathML" display="block">
  <semantics>
    <mtable>
      <mtr>
        <mtd>
          <mrow>
            <mrow>
              <msub>
                <mi>I</mi>
                <mrow>
                  <mn>1</mn>
                  <mi>Č</mi>
                  <mn>1</mn>
                </mrow>
              </msub>
              <mo stretchy="false">=</mo>
              <mfrac>
                <mrow>
                  <msub>
                    <mi>I</mi>
                    <mn>21</mn>
                  </msub>
                  <mo stretchy="false">∗</mo>
                  <msub>
                    <mi>N</mi>
                    <mn>21</mn>
                  </msub>
                </mrow>
                <msub>
                  <mi>N</mi>
                  <mn>1</mn>
                </msub>
              </mfrac>
              <mo stretchy="false">=</mo>
              <mfrac>
                <mrow>
                  <mn>3</mn>
                  <mrow>
                    <mn>,6</mn>
                    <mo stretchy="false">∗</mo>
                    <mn>204</mn>
                  </mrow>
                </mrow>
                <mn>1669</mn>
              </mfrac>
              <mo stretchy="false">=</mo>
              <mn>0,440024</mn>
            </mrow>
            <mi>A</mi>
          </mrow>
        </mtd>
      </mtr>
      <mtr>
        <mtd>
          <mrow>
            <mrow>
              <msub>
                <mi>I</mi>
                <mrow>
                  <mn>1</mn>
                  <mi>Č</mi>
                  <mn>2</mn>
                </mrow>
              </msub>
              <mo stretchy="false">=</mo>
              <mfrac>
                <mrow>
                  <msub>
                    <mi>I</mi>
                    <mn>22</mn>
                  </msub>
                  <mo stretchy="false">∗</mo>
                  <msub>
                    <mi>N</mi>
                    <mn>22</mn>
                  </msub>
                </mrow>
                <msub>
                  <mi>N</mi>
                  <mn>1</mn>
                </msub>
              </mfrac>
              <mo stretchy="false">=</mo>
              <mfrac>
                <mrow>
                  <mn>1</mn>
                  <mrow>
                    <mn>,45</mn>
                    <mo stretchy="false">∗</mo>
                    <mn>40</mn>
                  </mrow>
                </mrow>
                <mn>1669</mn>
              </mfrac>
              <mo stretchy="false">=</mo>
              <mn>0,0347513</mn>
            </mrow>
            <mi>A</mi>
          </mrow>
        </mtd>
      </mtr>
      <mtr>
        <mtd>
          <mrow>
            <mrow>
              <msub>
                <mi>I</mi>
                <mrow>
                  <mn>1</mn>
                  <mi>Č</mi>
                </mrow>
              </msub>
              <mo stretchy="false">=</mo>
              <mrow>
                <msub>
                  <mi>I</mi>
                  <mrow>
                    <mn>1</mn>
                    <mi>Č</mi>
                    <mn>1</mn>
                  </mrow>
                </msub>
                <mo stretchy="false">+</mo>
                <msub>
                  <mi>I</mi>
                  <mrow>
                    <mn>1</mn>
                    <mi>Č</mi>
                    <mn>2</mn>
                  </mrow>
                </msub>
              </mrow>
              <mo stretchy="false">=</mo>
              <mrow>
                <mn>0,440024</mn>
                <mo stretchy="false">+</mo>
                <mn>0,0347513</mn>
              </mrow>
              <mo stretchy="false">=</mo>
              <mn>0,4747753</mn>
            </mrow>
            <mi>A</mi>
          </mrow>
        </mtd>
      </mtr>
    </mtable>
    <annotation encoding="StarMath 5.0">I_1Č1 = { I_21 * N_21 } over N_1 = { 3,6 * 204 } over 1669 = 0,440024 A newline
I_1Č2 = { I_22 * N_22 } over N_1 = { 1,45 * 40 } over 1669 = 0,0347513 A newline
I_1Č = I_1Č1 + I_1Č2 = 0,440024 + 0,0347513 = 0,4747753 A</annotation>
  </semantics>
</math>
</file>

<file path=Object 23/content.xml><?xml version="1.0" encoding="utf-8"?>
<math xmlns="http://www.w3.org/1998/Math/MathML" display="block">
  <semantics>
    <mrow>
      <mrow>
        <msub>
          <mi>I</mi>
          <mn>1</mn>
        </msub>
        <mo stretchy="false">=</mo>
        <mi>?</mi>
      </mrow>
      <mrow>
        <mo fence="true" form="prefix" stretchy="false">(</mo>
        <mrow>
          <mi>A</mi>
        </mrow>
        <mo fence="true" form="postfix" stretchy="false">)</mo>
      </mrow>
    </mrow>
    <annotation encoding="StarMath 5.0">I_1 = ? ( A )</annotation>
  </semantics>
</math>
</file>

<file path=Object 24/content.xml><?xml version="1.0" encoding="utf-8"?>
<math xmlns="http://www.w3.org/1998/Math/MathML" display="block">
  <semantics>
    <mrow>
      <mrow>
        <msub>
          <mi>I</mi>
          <mn>1</mn>
        </msub>
        <mo stretchy="false">=</mo>
        <msqrt>
          <mrow>
            <msubsup>
              <mi>I</mi>
              <mi>m</mi>
              <mn>2</mn>
            </msubsup>
            <mo stretchy="false">+</mo>
            <msubsup>
              <mi>I</mi>
              <mrow>
                <mn>1</mn>
                <mi>Č</mi>
              </mrow>
              <mn>2</mn>
            </msubsup>
          </mrow>
        </msqrt>
        <mo stretchy="false">=</mo>
        <msqrt>
          <mrow>
            <msup>
              <mn>0,105692</mn>
              <mn>2</mn>
            </msup>
            <mo stretchy="false">+</mo>
            <msup>
              <mn>0,4747753</mn>
              <mn>2</mn>
            </msup>
          </mrow>
        </msqrt>
        <mo stretchy="false">=</mo>
        <mn>0,4863974</mn>
      </mrow>
      <mi>A</mi>
    </mrow>
    <annotation encoding="StarMath 5.0">I_1 = sqrt{ I_m^2 + I_1Č^2} = sqrt{ 0,105692^2 + 0,4747753^2} = 0,4863974 A</annotation>
  </semantics>
</math>
</file>

<file path=Object 25/content.xml><?xml version="1.0" encoding="utf-8"?>
<math xmlns="http://www.w3.org/1998/Math/MathML" display="block">
  <semantics>
    <mrow>
      <mrow>
        <msub>
          <mi>d</mi>
          <mn>1</mn>
        </msub>
        <mo stretchy="false">=</mo>
        <mi>?</mi>
      </mrow>
      <mrow>
        <mo fence="true" form="prefix" stretchy="false">(</mo>
        <mrow>
          <mi mathvariant="italic">mm</mi>
        </mrow>
        <mo fence="true" form="postfix" stretchy="false">)</mo>
      </mrow>
    </mrow>
    <annotation encoding="StarMath 5.0">d_1 = ? ( mm )</annotation>
  </semantics>
</math>
</file>

<file path=Object 26/content.xml><?xml version="1.0" encoding="utf-8"?>
<math xmlns="http://www.w3.org/1998/Math/MathML" display="block">
  <semantics>
    <mtable>
      <mtr>
        <mtd>
          <mrow>
            <mi>I</mi>
            <mo stretchy="false">=</mo>
            <mfrac>
              <mrow>
                <mi>J</mi>
                <mo stretchy="false">∗</mo>
                <mi>π</mi>
                <mo stretchy="false">∗</mo>
                <msup>
                  <mi>d</mi>
                  <mn>2</mn>
                </msup>
              </mrow>
              <mn>4</mn>
            </mfrac>
          </mrow>
        </mtd>
      </mtr>
      <mtr>
        <mtd>
          <mrow>
            <mrow>
              <msub>
                <mi>d</mi>
                <mn>21</mn>
              </msub>
              <mo stretchy="false">=</mo>
              <msqrt>
                <mfrac>
                  <mrow>
                    <mn>4</mn>
                    <mo stretchy="false">∗</mo>
                    <msub>
                      <mi>I</mi>
                      <mn>1</mn>
                    </msub>
                  </mrow>
                  <mrow>
                    <mi>J</mi>
                    <mo stretchy="false">∗</mo>
                    <mi>π</mi>
                  </mrow>
                </mfrac>
              </msqrt>
              <mo stretchy="false">=</mo>
              <msqrt>
                <mfrac>
                  <mrow>
                    <mn>4</mn>
                    <mo stretchy="false">∗</mo>
                    <mn>0,4863974</mn>
                  </mrow>
                  <mrow>
                    <mn>2</mn>
                    <mo stretchy="false">∗</mo>
                    <mi>π</mi>
                  </mrow>
                </mfrac>
              </msqrt>
              <mo stretchy="false">=</mo>
              <mn>0,5564622</mn>
            </mrow>
            <mi mathvariant="italic">mm</mi>
          </mrow>
        </mtd>
      </mtr>
    </mtable>
    <annotation encoding="StarMath 5.0">I = { J * %pi * d^2 } over 4 newline
d_21 = sqrt{ {4*I_1} over {J * %pi} } = sqrt{ {4*0,4863974} over {2 * %pi} } = 0,5564622 mm</annotation>
  </semantics>
</math>
</file>

<file path=Object 27/content.xml><?xml version="1.0" encoding="utf-8"?>
<math xmlns="http://www.w3.org/1998/Math/MathML" display="block">
  <semantics>
    <mtable>
      <mtr>
        <mtd>
          <mrow>
            <mrow>
              <msubsup>
                <mi>N</mi>
                <mn>1</mn>
                <mi>'</mi>
              </msubsup>
              <mo stretchy="false">=</mo>
              <mrow>
                <msub>
                  <mi>N</mi>
                  <mn>1</mn>
                </msub>
                <mo stretchy="false">∗</mo>
                <mn>0</mn>
              </mrow>
            </mrow>
            <mrow>
              <mn>,95</mn>
              <mo stretchy="false">=</mo>
              <mrow>
                <mn>1669</mn>
                <mo stretchy="false">∗</mo>
                <mn>0</mn>
              </mrow>
            </mrow>
            <mrow>
              <mn>,95</mn>
              <mo stretchy="false">=</mo>
              <mn>1586</mn>
            </mrow>
          </mrow>
        </mtd>
      </mtr>
      <mtr>
        <mtd>
          <mrow>
            <mrow>
              <msubsup>
                <mi>N</mi>
                <mn>21</mn>
                <mi>'</mi>
              </msubsup>
              <mo stretchy="false">=</mo>
              <mrow>
                <msub>
                  <mi>N</mi>
                  <mn>21</mn>
                </msub>
                <mo stretchy="false">∗</mo>
                <mn>1</mn>
              </mrow>
            </mrow>
            <mrow>
              <mn>,05</mn>
              <mo stretchy="false">=</mo>
              <mrow>
                <mn>204</mn>
                <mo stretchy="false">∗</mo>
                <mn>1</mn>
              </mrow>
            </mrow>
            <mrow>
              <mn>,05</mn>
              <mo stretchy="false">=</mo>
              <mn>215</mn>
            </mrow>
          </mrow>
        </mtd>
      </mtr>
      <mtr>
        <mtd>
          <mrow>
            <mrow>
              <msubsup>
                <mi>N</mi>
                <mn>22</mn>
                <mi>'</mi>
              </msubsup>
              <mo stretchy="false">=</mo>
              <mrow>
                <msub>
                  <mi>N</mi>
                  <mn>22</mn>
                </msub>
                <mo stretchy="false">∗</mo>
                <mn>1</mn>
              </mrow>
            </mrow>
            <mrow>
              <mn>,05</mn>
              <mo stretchy="false">=</mo>
              <mrow>
                <mn>40</mn>
                <mo stretchy="false">∗</mo>
                <mn>1</mn>
              </mrow>
            </mrow>
            <mrow>
              <mn>,05</mn>
              <mo stretchy="false">=</mo>
              <mn>42</mn>
            </mrow>
          </mrow>
        </mtd>
      </mtr>
    </mtable>
    <annotation encoding="StarMath 5.0">N_1^' = N_1 * 0,95 = 1669 * 0,95 = 1586 newline
N_21^' = N_21 * 1,05 = 204 * 1,05 = 215 newline
N_22^' = N_22 * 1,05 = 40 * 1,05 = 42</annotation>
  </semantics>
</math>
</file>

<file path=Object 28/content.xml><?xml version="1.0" encoding="utf-8"?>
<math xmlns="http://www.w3.org/1998/Math/MathML" display="block">
  <semantics>
    <mtable>
      <mtr>
        <mtd>
          <mrow>
            <mtext>tloušťka polystyrénu </mtext>
            <mrow>
              <msub>
                <mi>l</mi>
                <mi>p</mi>
              </msub>
              <mo stretchy="false">=</mo>
              <mn>1</mn>
            </mrow>
            <mi mathvariant="italic">mm</mi>
          </mrow>
        </mtd>
      </mtr>
      <mtr>
        <mtd>
          <mrow>
            <mtext>zaoblení jádra </mtext>
            <mrow>
              <mi>r</mi>
              <mo stretchy="false">=</mo>
              <mn>2</mn>
            </mrow>
            <mi mathvariant="italic">mm</mi>
          </mrow>
        </mtd>
      </mtr>
      <mtr>
        <mtd>
          <mrow>
            <mrow>
              <msup>
                <mi>f</mi>
                <mi>'</mi>
              </msup>
              <mo stretchy="false">=</mo>
              <mrow>
                <mi>f</mi>
                <mo stretchy="false">−</mo>
                <mrow>
                  <mo fence="true" form="prefix" stretchy="false">(</mo>
                  <mrow>
                    <mrow>
                      <mn>2</mn>
                      <mrow>
                        <msub>
                          <mi>l</mi>
                          <mi>p</mi>
                        </msub>
                        <mo stretchy="false">+</mo>
                        <mn>2</mn>
                      </mrow>
                      <mi>r</mi>
                    </mrow>
                  </mrow>
                  <mo fence="true" form="postfix" stretchy="false">)</mo>
                </mrow>
              </mrow>
              <mo stretchy="false">=</mo>
              <mrow>
                <mn>94</mn>
                <mo stretchy="false">−</mo>
                <mrow>
                  <mo fence="true" form="prefix" stretchy="false">(</mo>
                  <mrow>
                    <mrow>
                      <mrow>
                        <mn>2</mn>
                        <mo stretchy="false">∗</mo>
                        <mn>1</mn>
                      </mrow>
                      <mo stretchy="false">+</mo>
                      <mrow>
                        <mn>2</mn>
                        <mo stretchy="false">∗</mo>
                        <mn>2</mn>
                      </mrow>
                    </mrow>
                  </mrow>
                  <mo fence="true" form="postfix" stretchy="false">)</mo>
                </mrow>
              </mrow>
              <mo stretchy="false">=</mo>
              <mn>88</mn>
            </mrow>
            <mi mathvariant="italic">mm</mi>
          </mrow>
        </mtd>
      </mtr>
    </mtable>
    <annotation encoding="StarMath 5.0">"tloušťka polystyrénu "l_p = 1 mm newline
"zaoblení jádra "r = 2 mm newline
f^' = f - ( 2 l_p + 2r ) = 94 - ( 2*1 + 2*2 ) = 88 mm</annotation>
  </semantics>
</math>
</file>

<file path=Object 29/content.xml><?xml version="1.0" encoding="utf-8"?>
<math xmlns="http://www.w3.org/1998/Math/MathML" display="block">
  <semantics>
    <mrow>
      <mrow>
        <msup>
          <mi>f</mi>
          <mi>'</mi>
        </msup>
        <mo stretchy="false">=</mo>
        <mi>?</mi>
      </mrow>
      <mrow>
        <mo fence="true" form="prefix" stretchy="false">(</mo>
        <mrow>
          <mi mathvariant="italic">mm</mi>
        </mrow>
        <mo fence="true" form="postfix" stretchy="false">)</mo>
      </mrow>
    </mrow>
    <annotation encoding="StarMath 5.0">f^' = ? ( mm )</annotation>
  </semantics>
</math>
</file>

<file path=Object 3/content.xml><?xml version="1.0" encoding="utf-8"?>
<math xmlns="http://www.w3.org/1998/Math/MathML" display="block">
  <semantics>
    <mrow>
      <mrow>
        <msub>
          <mi>P</mi>
          <mn>2</mn>
        </msub>
        <mo stretchy="false">=</mo>
        <mi>?</mi>
      </mrow>
      <mrow>
        <mo fence="true" form="prefix" stretchy="false">(</mo>
        <mrow>
          <mi>W</mi>
        </mrow>
        <mo fence="true" form="postfix" stretchy="false">)</mo>
      </mrow>
    </mrow>
    <annotation encoding="StarMath 5.0">P_2 = ? ( W )</annotation>
  </semantics>
</math>
</file>

<file path=Object 30/content.xml><?xml version="1.0" encoding="utf-8"?>
<math xmlns="http://www.w3.org/1998/Math/MathML" display="block">
  <semantics>
    <mrow>
      <msub>
        <mi>N</mi>
        <mi>v</mi>
      </msub>
      <mo stretchy="false">=</mo>
      <mi>?</mi>
    </mrow>
    <annotation encoding="StarMath 5.0">N_v = ?</annotation>
  </semantics>
</math>
</file>

<file path=Object 31/content.xml><?xml version="1.0" encoding="utf-8"?>
<math xmlns="http://www.w3.org/1998/Math/MathML" display="block">
  <semantics>
    <mrow>
      <mi>v</mi>
      <mo stretchy="false">=</mo>
      <mi>?</mi>
    </mrow>
    <annotation encoding="StarMath 5.0">v = ?</annotation>
  </semantics>
</math>
</file>

<file path=Object 32/content.xml><?xml version="1.0" encoding="utf-8"?>
<math xmlns="http://www.w3.org/1998/Math/MathML" display="block">
  <semantics>
    <mtable>
      <mtr>
        <mtd>
          <mrow>
            <msub>
              <mi>N</mi>
              <mrow>
                <mi>v</mi>
                <mn>1</mn>
              </mrow>
            </msub>
            <mo stretchy="false">=</mo>
            <mfrac>
              <msup>
                <mi>f</mi>
                <mi>'</mi>
              </msup>
              <msub>
                <mi>d</mi>
                <mrow>
                  <mn>1</mn>
                  <mi mathvariant="italic">max</mi>
                </mrow>
              </msub>
            </mfrac>
            <mo stretchy="false">=</mo>
            <mfrac>
              <mn>88</mn>
              <mrow>
                <mn>0</mn>
                <mn>,62</mn>
              </mrow>
            </mfrac>
            <mo stretchy="false">=</mo>
            <mn>141</mn>
          </mrow>
        </mtd>
      </mtr>
      <mtr>
        <mtd>
          <mrow>
            <msub>
              <mi>v</mi>
              <mn>1</mn>
            </msub>
            <mo stretchy="false">=</mo>
            <mfrac>
              <msubsup>
                <mi>N</mi>
                <mn>1</mn>
                <mi>'</mi>
              </msubsup>
              <msub>
                <mi>N</mi>
                <mrow>
                  <mi>v</mi>
                  <mn>1</mn>
                </mrow>
              </msub>
            </mfrac>
            <mo stretchy="false">=</mo>
            <mfrac>
              <mn>1586</mn>
              <mn>141</mn>
            </mfrac>
            <mo stretchy="false">=</mo>
            <mn>12</mn>
          </mrow>
        </mtd>
      </mtr>
      <mtr>
        <mtd>
          <mrow/>
        </mtd>
      </mtr>
      <mtr>
        <mtd>
          <mrow>
            <msub>
              <mi>N</mi>
              <mrow>
                <mi>v</mi>
                <mn>21</mn>
              </mrow>
            </msub>
            <mo stretchy="false">=</mo>
            <mfrac>
              <msup>
                <mi>f</mi>
                <mi>'</mi>
              </msup>
              <msub>
                <mi>d</mi>
                <mrow>
                  <mn>21</mn>
                  <mi mathvariant="italic">max</mi>
                </mrow>
              </msub>
            </mfrac>
            <mo stretchy="false">=</mo>
            <mfrac>
              <mn>88</mn>
              <mn>1,695</mn>
            </mfrac>
            <mo stretchy="false">=</mo>
            <mn>51</mn>
          </mrow>
        </mtd>
      </mtr>
      <mtr>
        <mtd>
          <mrow>
            <msub>
              <mi>v</mi>
              <mn>21</mn>
            </msub>
            <mo stretchy="false">=</mo>
            <mfrac>
              <msubsup>
                <mi>N</mi>
                <mn>21</mn>
                <mi>'</mi>
              </msubsup>
              <msub>
                <mi>N</mi>
                <mrow>
                  <mi>v</mi>
                  <mn>21</mn>
                </mrow>
              </msub>
            </mfrac>
            <mo stretchy="false">=</mo>
            <mfrac>
              <mn>215</mn>
              <mn>51</mn>
            </mfrac>
            <mo stretchy="false">=</mo>
            <mn>5</mn>
          </mrow>
        </mtd>
      </mtr>
      <mtr>
        <mtd>
          <mrow/>
        </mtd>
      </mtr>
      <mtr>
        <mtd>
          <mrow>
            <msub>
              <mi>N</mi>
              <mrow>
                <mi>v</mi>
                <mn>22</mn>
              </mrow>
            </msub>
            <mo stretchy="false">=</mo>
            <mfrac>
              <msup>
                <mi>f</mi>
                <mi>'</mi>
              </msup>
              <msub>
                <mi>d</mi>
                <mrow>
                  <mn>22</mn>
                  <mi mathvariant="italic">max</mi>
                </mrow>
              </msub>
            </mfrac>
            <mo stretchy="false">=</mo>
            <mfrac>
              <mn>88</mn>
              <mn>1,075</mn>
            </mfrac>
            <mo stretchy="false">=</mo>
            <mn>81</mn>
          </mrow>
        </mtd>
      </mtr>
      <mtr>
        <mtd>
          <mrow>
            <msub>
              <mi>v</mi>
              <mn>22</mn>
            </msub>
            <mo stretchy="false">=</mo>
            <mfrac>
              <msubsup>
                <mi>N</mi>
                <mn>22</mn>
                <mi>'</mi>
              </msubsup>
              <msub>
                <mi>N</mi>
                <mrow>
                  <mi>v</mi>
                  <mn>22</mn>
                </mrow>
              </msub>
            </mfrac>
            <mo stretchy="false">=</mo>
            <mfrac>
              <mn>42</mn>
              <mn>81</mn>
            </mfrac>
            <mo stretchy="false">=</mo>
            <mn>1</mn>
          </mrow>
        </mtd>
      </mtr>
    </mtable>
    <annotation encoding="StarMath 5.0">N_v1 = f^' over d_1max = 88 over {0,62} = 141 newline
v_1 = N_1^' over N_v1 = 1586 over 141 = 12
newline newline

N_v21 = f^' over d_21max = 88 over {1,695} = 51 newline
v_21 = N_21^' over N_v21 = 215 over 51 = 5
newline newline

N_v22 = f^' over d_22max = 88 over {1,075} = 81 newline
v_22 = N_22^' over N_v22 = 42 over 81 = 1</annotation>
  </semantics>
</math>
</file>

<file path=Object 33/content.xml><?xml version="1.0" encoding="utf-8"?>
<math xmlns="http://www.w3.org/1998/Math/MathML" display="block">
  <semantics>
    <mtable>
      <mtr>
        <mtd>
          <mrow>
            <mtext>tloušťka tr. papíru </mtext>
            <mrow>
              <msub>
                <mi>l</mi>
                <mi mathvariant="italic">tp</mi>
              </msub>
              <mo stretchy="false">=</mo>
              <mn>0</mn>
            </mrow>
            <mn>,2</mn>
            <mi mathvariant="italic">mm</mi>
          </mrow>
        </mtd>
      </mtr>
      <mtr>
        <mtd>
          <mrow>
            <mrow>
              <msub>
                <mi>l</mi>
                <mn>1</mn>
              </msub>
              <mo stretchy="false">=</mo>
              <mrow>
                <mrow>
                  <mo fence="true" form="prefix" stretchy="false">(</mo>
                  <mrow>
                    <mrow>
                      <msub>
                        <mi>d</mi>
                        <mrow>
                          <mn>1</mn>
                          <mi mathvariant="italic">max</mi>
                        </mrow>
                      </msub>
                      <mo stretchy="false">+</mo>
                      <msub>
                        <mi>l</mi>
                        <mi mathvariant="italic">tp</mi>
                      </msub>
                    </mrow>
                  </mrow>
                  <mo fence="true" form="postfix" stretchy="false">)</mo>
                </mrow>
                <mo stretchy="false">∗</mo>
                <msub>
                  <mi>v</mi>
                  <mn>1</mn>
                </msub>
              </mrow>
              <mo stretchy="false">=</mo>
              <mrow>
                <mrow>
                  <mo fence="true" form="prefix" stretchy="false">(</mo>
                  <mrow>
                    <mrow>
                      <mn>0</mn>
                      <mrow>
                        <mn>,62</mn>
                        <mo stretchy="false">+</mo>
                        <mn>0</mn>
                      </mrow>
                      <mn>,2</mn>
                    </mrow>
                  </mrow>
                  <mo fence="true" form="postfix" stretchy="false">)</mo>
                </mrow>
                <mo stretchy="false">∗</mo>
                <mn>12</mn>
              </mrow>
              <mo stretchy="false">=</mo>
              <mn>9</mn>
            </mrow>
            <mn>,84</mn>
            <mi mathvariant="italic">mm</mi>
          </mrow>
        </mtd>
      </mtr>
      <mtr>
        <mtd>
          <mrow>
            <mrow>
              <msub>
                <mi>l</mi>
                <mn>21</mn>
              </msub>
              <mo stretchy="false">=</mo>
              <mrow>
                <mrow>
                  <mo fence="true" form="prefix" stretchy="false">(</mo>
                  <mrow>
                    <mrow>
                      <msub>
                        <mi>d</mi>
                        <mrow>
                          <mn>21</mn>
                          <mi mathvariant="italic">max</mi>
                        </mrow>
                      </msub>
                      <mo stretchy="false">+</mo>
                      <msub>
                        <mi>l</mi>
                        <mi mathvariant="italic">tp</mi>
                      </msub>
                    </mrow>
                  </mrow>
                  <mo fence="true" form="postfix" stretchy="false">)</mo>
                </mrow>
                <mo stretchy="false">∗</mo>
                <msub>
                  <mi>v</mi>
                  <mn>21</mn>
                </msub>
              </mrow>
              <mo stretchy="false">=</mo>
              <mrow>
                <mrow>
                  <mo fence="true" form="prefix" stretchy="false">(</mo>
                  <mrow>
                    <mrow>
                      <mrow>
                        <mn>1,695</mn>
                        <mo stretchy="false">+</mo>
                        <mn>0</mn>
                      </mrow>
                      <mn>,2</mn>
                    </mrow>
                  </mrow>
                  <mo fence="true" form="postfix" stretchy="false">)</mo>
                </mrow>
                <mo stretchy="false">∗</mo>
                <mn>5</mn>
              </mrow>
              <mo stretchy="false">=</mo>
              <mn>9,475</mn>
            </mrow>
            <mi mathvariant="italic">mm</mi>
          </mrow>
        </mtd>
      </mtr>
      <mtr>
        <mtd>
          <mrow>
            <mrow>
              <msub>
                <mi>l</mi>
                <mn>22</mn>
              </msub>
              <mo stretchy="false">=</mo>
              <mrow>
                <mrow>
                  <mo fence="true" form="prefix" stretchy="false">(</mo>
                  <mrow>
                    <mrow>
                      <msub>
                        <mi>d</mi>
                        <mrow>
                          <mn>22</mn>
                          <mi mathvariant="italic">max</mi>
                        </mrow>
                      </msub>
                      <mo stretchy="false">+</mo>
                      <msub>
                        <mi>l</mi>
                        <mi mathvariant="italic">tp</mi>
                      </msub>
                    </mrow>
                  </mrow>
                  <mo fence="true" form="postfix" stretchy="false">)</mo>
                </mrow>
                <mo stretchy="false">∗</mo>
                <msub>
                  <mi>v</mi>
                  <mn>22</mn>
                </msub>
              </mrow>
              <mo stretchy="false">=</mo>
              <mrow>
                <mrow>
                  <mo fence="true" form="prefix" stretchy="false">(</mo>
                  <mrow>
                    <mrow>
                      <mrow>
                        <mn>1,075</mn>
                        <mo stretchy="false">+</mo>
                        <mn>0</mn>
                      </mrow>
                      <mn>,2</mn>
                    </mrow>
                  </mrow>
                  <mo fence="true" form="postfix" stretchy="false">)</mo>
                </mrow>
                <mo stretchy="false">∗</mo>
                <mn>1</mn>
              </mrow>
              <mo stretchy="false">=</mo>
              <mn>1,275</mn>
            </mrow>
            <mi mathvariant="italic">mm</mi>
          </mrow>
        </mtd>
      </mtr>
    </mtable>
    <annotation encoding="StarMath 5.0">"tloušťka tr. papíru "l_tp = 0,2 mm newline
l_1 = ( d_1max + l_tp ) * v_1 = (0,62 + 0,2) * 12 = 9,84 mm newline
l_21 = ( d_21max + l_tp ) * v_21 = (1,695 + 0,2) * 5 = 9,475 mm newline
l_22 = ( d_22max + l_tp ) * v_22 = (1,075 + 0,2) * 1 = 1,275 mm</annotation>
  </semantics>
</math>
</file>

<file path=Object 34/content.xml><?xml version="1.0" encoding="utf-8"?>
<math xmlns="http://www.w3.org/1998/Math/MathML" display="block">
  <semantics>
    <mrow>
      <mrow>
        <msub>
          <mi>l</mi>
          <mn>1</mn>
        </msub>
        <mo stretchy="false">=</mo>
        <mi>?</mi>
      </mrow>
      <mi mathvariant="italic">mm</mi>
      <mi>;</mi>
      <mrow>
        <msub>
          <mi>l</mi>
          <mn>21</mn>
        </msub>
        <mo stretchy="false">=</mo>
        <mi>?</mi>
      </mrow>
      <mi mathvariant="italic">mm</mi>
      <mi>;</mi>
      <mrow>
        <msub>
          <mi>l</mi>
          <mn>22</mn>
        </msub>
        <mo stretchy="false">=</mo>
        <mi>?</mi>
      </mrow>
      <mi mathvariant="italic">mm</mi>
      <mi>;</mi>
    </mrow>
    <annotation encoding="StarMath 5.0">l_1 = ? mm; l_21 = ? mm; l_22 = ? mm; </annotation>
  </semantics>
</math>
</file>

<file path=Object 35/content.xml><?xml version="1.0" encoding="utf-8"?>
<math xmlns="http://www.w3.org/1998/Math/MathML" display="block">
  <semantics>
    <mrow>
      <mrow>
        <msup>
          <mi>e</mi>
          <mi>'</mi>
        </msup>
        <mo stretchy="false">=</mo>
        <mrow>
          <mi>e</mi>
          <mo stretchy="false">−</mo>
          <mrow>
            <mo fence="true" form="prefix" stretchy="false">(</mo>
            <mrow>
              <mrow>
                <mn>2</mn>
                <msub>
                  <mi>l</mi>
                  <mi>p</mi>
                </msub>
              </mrow>
            </mrow>
            <mo fence="true" form="postfix" stretchy="false">)</mo>
          </mrow>
          <mo stretchy="false">−</mo>
          <mrow>
            <mo fence="true" form="prefix" stretchy="false">(</mo>
            <mrow>
              <mrow>
                <mrow>
                  <msub>
                    <mi>l</mi>
                    <mn>1</mn>
                  </msub>
                  <mo stretchy="false">+</mo>
                  <msub>
                    <mi>l</mi>
                    <mn>21</mn>
                  </msub>
                  <mo stretchy="false">+</mo>
                  <mi>l</mi>
                </mrow>
                <mn>22</mn>
              </mrow>
            </mrow>
            <mo fence="true" form="postfix" stretchy="false">)</mo>
          </mrow>
        </mrow>
        <mo stretchy="false">=</mo>
        <mrow>
          <mn>31</mn>
          <mo stretchy="false">−</mo>
          <mrow>
            <mo fence="true" form="prefix" stretchy="false">(</mo>
            <mrow>
              <mrow>
                <mn>2</mn>
                <mo stretchy="false">∗</mo>
                <mn>1</mn>
              </mrow>
            </mrow>
            <mo fence="true" form="postfix" stretchy="false">)</mo>
          </mrow>
          <mo stretchy="false">−</mo>
          <mrow>
            <mo fence="true" form="prefix" stretchy="false">(</mo>
            <mrow>
              <mrow>
                <mn>9</mn>
                <mrow>
                  <mn>,84</mn>
                  <mo stretchy="false">+</mo>
                  <mn>9,475</mn>
                  <mo stretchy="false">+</mo>
                  <mn>1,275</mn>
                </mrow>
              </mrow>
            </mrow>
            <mo fence="true" form="postfix" stretchy="false">)</mo>
          </mrow>
        </mrow>
        <mo stretchy="false">=</mo>
        <mn>8</mn>
      </mrow>
      <mn>,41</mn>
    </mrow>
    <annotation encoding="StarMath 5.0">e^' = e - ( 2l_p ) - ( l_1 + l_21 + l22 ) = 31 - ( 2*1 ) - ( 9,84 + 9,475 + 1,275 ) = 8,41</annotation>
  </semantics>
</math>
</file>

<file path=Object 36/content.xml><?xml version="1.0" encoding="utf-8"?>
<math xmlns="http://www.w3.org/1998/Math/MathML" display="block">
  <semantics>
    <mrow>
      <mrow>
        <msup>
          <mi>e</mi>
          <mi>'</mi>
        </msup>
        <mo stretchy="false">=</mo>
        <mi>?</mi>
      </mrow>
      <mrow>
        <mo fence="true" form="prefix" stretchy="false">(</mo>
        <mrow>
          <mi mathvariant="italic">mm</mi>
        </mrow>
        <mo fence="true" form="postfix" stretchy="false">)</mo>
      </mrow>
    </mrow>
    <annotation encoding="StarMath 5.0">e^' = ? ( mm )</annotation>
  </semantics>
</math>
</file>

<file path=Object 37/content.xml><?xml version="1.0" encoding="utf-8"?>
<math xmlns="http://www.w3.org/1998/Math/MathML" display="block">
  <semantics>
    <mrow>
      <mi mathvariant="normal">Δ</mi>
      <mrow>
        <msub>
          <mi>p</mi>
          <mi mathvariant="italic">Fe</mi>
        </msub>
        <mo stretchy="false">=</mo>
        <mi>?</mi>
      </mrow>
      <mrow>
        <mo fence="true" form="prefix" stretchy="false">(</mo>
        <mrow>
          <mrow>
            <mi>W</mi>
            <mo stretchy="false">/</mo>
            <mi mathvariant="italic">kg</mi>
          </mrow>
        </mrow>
        <mo fence="true" form="postfix" stretchy="false">)</mo>
      </mrow>
    </mrow>
    <annotation encoding="StarMath 5.0">%DELTA p_Fe = ? ( W/kg )</annotation>
  </semantics>
</math>
</file>

<file path=Object 38/content.xml><?xml version="1.0" encoding="utf-8"?>
<math xmlns="http://www.w3.org/1998/Math/MathML" display="block">
  <semantics>
    <mtable>
      <mtr>
        <mtd>
          <mrow>
            <mtext>měrné ztráty </mtext>
            <mrow>
              <mi>p</mi>
              <mo stretchy="false">=</mo>
              <mn>2</mn>
            </mrow>
            <mn>,5</mn>
            <mrow>
              <mo fence="true" form="prefix" stretchy="false">(</mo>
              <mrow>
                <mrow>
                  <mi>W</mi>
                  <mo stretchy="false">/</mo>
                  <mi mathvariant="italic">kg</mi>
                </mrow>
              </mrow>
              <mo fence="true" form="postfix" stretchy="false">)</mo>
            </mrow>
          </mrow>
        </mtd>
      </mtr>
      <mtr>
        <mtd>
          <mrow>
            <mi mathvariant="normal">Δ</mi>
            <mrow>
              <msub>
                <mi>p</mi>
                <mi mathvariant="italic">Fe</mi>
              </msub>
              <mo stretchy="false">=</mo>
              <mrow>
                <mi>p</mi>
                <mo stretchy="false">∗</mo>
                <mi>m</mi>
              </mrow>
              <mo stretchy="false">=</mo>
              <mn>2</mn>
            </mrow>
            <mrow>
              <mn>,5</mn>
              <mo stretchy="false">∗</mo>
              <mn>0</mn>
            </mrow>
            <mrow>
              <mn>,95</mn>
              <mo stretchy="false">=</mo>
              <mn>2,375</mn>
            </mrow>
            <mrow>
              <mi>W</mi>
              <mo stretchy="false">/</mo>
              <mi mathvariant="italic">kg</mi>
            </mrow>
          </mrow>
        </mtd>
      </mtr>
    </mtable>
    <annotation encoding="StarMath 5.0">"měrné ztráty " p = 2,5 ( W/kg ) newline
%DELTA p_Fe = p * m = 2,5 * 0,95 = 2,375 W/kg</annotation>
  </semantics>
</math>
</file>

<file path=Object 39/content.xml><?xml version="1.0" encoding="utf-8"?>
<math xmlns="http://www.w3.org/1998/Math/MathML" display="block">
  <semantics>
    <mrow>
      <mrow>
        <mi>R</mi>
        <mo stretchy="false">=</mo>
        <mi>?</mi>
      </mrow>
      <mrow>
        <mo fence="true" form="prefix" stretchy="false">(</mo>
        <mrow>
          <mi mathvariant="normal">Ω</mi>
        </mrow>
        <mo fence="true" form="postfix" stretchy="false">)</mo>
      </mrow>
    </mrow>
    <annotation encoding="StarMath 5.0">R = ? ( %OMEGA )</annotation>
  </semantics>
</math>
</file>

<file path=Object 4/content.xml><?xml version="1.0" encoding="utf-8"?>
<math xmlns="http://www.w3.org/1998/Math/MathML" display="block">
  <semantics>
    <mrow>
      <mrow>
        <msub>
          <mi>P</mi>
          <mrow>
            <mn>1</mn>
            <mi mathvariant="italic">MAX</mi>
          </mrow>
        </msub>
        <mo stretchy="false">=</mo>
        <mi>?</mi>
      </mrow>
      <mrow>
        <mo fence="true" form="prefix" stretchy="false">(</mo>
        <mrow>
          <mi>W</mi>
        </mrow>
        <mo fence="true" form="postfix" stretchy="false">)</mo>
      </mrow>
    </mrow>
    <annotation encoding="StarMath 5.0">P_1MAX = ? ( W )</annotation>
  </semantics>
</math>
</file>

<file path=Object 40/content.xml><?xml version="1.0" encoding="utf-8"?>
<math xmlns="http://www.w3.org/1998/Math/MathML" display="block">
  <semantics>
    <mtable>
      <mtr>
        <mtd>
          <mrow>
            <mtext>počáteční velikost </mtext>
            <mrow>
              <msub>
                <mi>e</mi>
                <mi mathvariant="italic">min</mi>
              </msub>
              <mo stretchy="false">=</mo>
              <mrow>
                <mi>e</mi>
                <mo stretchy="false">+</mo>
                <mrow>
                  <mo fence="true" form="prefix" stretchy="false">(</mo>
                  <mrow>
                    <mrow>
                      <mn>2</mn>
                      <msub>
                        <mi>l</mi>
                        <mi>p</mi>
                      </msub>
                    </mrow>
                  </mrow>
                  <mo fence="true" form="postfix" stretchy="false">)</mo>
                </mrow>
              </mrow>
              <mo stretchy="false">=</mo>
              <mrow>
                <mn>31</mn>
                <mo stretchy="false">+</mo>
                <mrow>
                  <mo fence="true" form="prefix" stretchy="false">(</mo>
                  <mrow>
                    <mrow>
                      <mn>2</mn>
                      <mo stretchy="false">∗</mo>
                      <mn>1</mn>
                    </mrow>
                  </mrow>
                  <mo fence="true" form="postfix" stretchy="false">)</mo>
                </mrow>
              </mrow>
              <mo stretchy="false">=</mo>
              <mn>33</mn>
            </mrow>
            <mi mathvariant="italic">mm</mi>
          </mrow>
        </mtd>
      </mtr>
      <mtr>
        <mtd>
          <mrow/>
        </mtd>
      </mtr>
      <mtr>
        <mtd>
          <mrow>
            <mrow>
              <msub>
                <mi>l</mi>
                <mrow>
                  <mn>1</mn>
                  <mi mathvariant="italic">min</mi>
                </mrow>
              </msub>
              <mo stretchy="false">=</mo>
              <mrow>
                <msub>
                  <mi>e</mi>
                  <mi mathvariant="italic">min</mi>
                </msub>
                <mo stretchy="false">∗</mo>
                <mn>4</mn>
              </mrow>
              <mo stretchy="false">=</mo>
              <mrow>
                <mn>33</mn>
                <mo stretchy="false">∗</mo>
                <mn>4</mn>
              </mrow>
              <mo stretchy="false">=</mo>
              <mn>132</mn>
            </mrow>
            <mi mathvariant="italic">mm</mi>
          </mrow>
        </mtd>
      </mtr>
      <mtr>
        <mtd>
          <mrow>
            <mrow>
              <msub>
                <mi>l</mi>
                <mrow>
                  <mn>1</mn>
                  <mi mathvariant="italic">max</mi>
                </mrow>
              </msub>
              <mo stretchy="false">=</mo>
              <mrow>
                <mn>4</mn>
                <mo stretchy="false">∗</mo>
                <mrow>
                  <mo fence="true" form="prefix" stretchy="false">(</mo>
                  <mrow>
                    <mrow>
                      <msub>
                        <mi>e</mi>
                        <mi mathvariant="italic">min</mi>
                      </msub>
                      <mo stretchy="false">+</mo>
                      <mrow>
                        <mo fence="true" form="prefix" stretchy="false">(</mo>
                        <mrow>
                          <mrow>
                            <mrow>
                              <mo fence="true" form="prefix" stretchy="false">(</mo>
                              <mrow>
                                <mrow>
                                  <mn>2</mn>
                                  <mrow>
                                    <msub>
                                      <mi>d</mi>
                                      <mrow>
                                        <mn>1</mn>
                                        <mi mathvariant="italic">max</mi>
                                      </mrow>
                                    </msub>
                                    <mo stretchy="false">+</mo>
                                    <mn>2</mn>
                                  </mrow>
                                  <msub>
                                    <mi>l</mi>
                                    <mi mathvariant="italic">tp</mi>
                                  </msub>
                                </mrow>
                              </mrow>
                              <mo fence="true" form="postfix" stretchy="false">)</mo>
                            </mrow>
                            <mo stretchy="false">∗</mo>
                            <mrow>
                              <mo fence="true" form="prefix" stretchy="false">(</mo>
                              <mrow>
                                <mrow>
                                  <msub>
                                    <mi>v</mi>
                                    <mn>1</mn>
                                  </msub>
                                  <mo stretchy="false">−</mo>
                                  <mn>1</mn>
                                </mrow>
                              </mrow>
                              <mo fence="true" form="postfix" stretchy="false">)</mo>
                            </mrow>
                          </mrow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</mrow>
              <mo stretchy="false">=</mo>
              <mrow>
                <mn>4</mn>
                <mo stretchy="false">∗</mo>
                <mrow>
                  <mo fence="true" form="prefix" stretchy="false">(</mo>
                  <mrow>
                    <mrow>
                      <mn>33</mn>
                      <mo stretchy="false">+</mo>
                      <mrow>
                        <mo fence="true" form="prefix" stretchy="false">(</mo>
                        <mrow>
                          <mrow>
                            <mrow>
                              <mo fence="true" form="prefix" stretchy="false">(</mo>
                              <mrow>
                                <mrow>
                                  <mrow>
                                    <mn>2</mn>
                                    <mo stretchy="false">∗</mo>
                                    <mn>0</mn>
                                  </mrow>
                                  <mrow>
                                    <mn>,62</mn>
                                    <mo stretchy="false">+</mo>
                                    <mrow>
                                      <mn>2</mn>
                                      <mo stretchy="false">∗</mo>
                                      <mn>0</mn>
                                    </mrow>
                                  </mrow>
                                  <mn>,2</mn>
                                </mrow>
                              </mrow>
                              <mo fence="true" form="postfix" stretchy="false">)</mo>
                            </mrow>
                            <mo stretchy="false">∗</mo>
                            <mrow>
                              <mo fence="true" form="prefix" stretchy="false">(</mo>
                              <mrow>
                                <mrow>
                                  <mn>12</mn>
                                  <mo stretchy="false">−</mo>
                                  <mn>1</mn>
                                </mrow>
                              </mrow>
                              <mo fence="true" form="postfix" stretchy="false">)</mo>
                            </mrow>
                          </mrow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</mrow>
              <mo stretchy="false">=</mo>
              <mn>204</mn>
            </mrow>
            <mn>,16</mn>
            <mi mathvariant="italic">mm</mi>
          </mrow>
        </mtd>
      </mtr>
      <mtr>
        <mtd>
          <mrow>
            <mrow>
              <msub>
                <mi>l</mi>
                <mrow>
                  <mn>1</mn>
                  <mi>s</mi>
                </mrow>
              </msub>
              <mo stretchy="false">=</mo>
              <mfrac>
                <mrow>
                  <msub>
                    <mi>l</mi>
                    <mrow>
                      <mn>1</mn>
                      <mi mathvariant="italic">min</mi>
                    </mrow>
                  </msub>
                  <mo stretchy="false">+</mo>
                  <msub>
                    <mi>l</mi>
                    <mrow>
                      <mn>1</mn>
                      <mi mathvariant="italic">max</mi>
                    </mrow>
                  </msub>
                </mrow>
                <mn>2</mn>
              </mfrac>
              <mo stretchy="false">=</mo>
              <mfrac>
                <mrow>
                  <mrow>
                    <mn>132</mn>
                    <mo stretchy="false">+</mo>
                    <mn>204</mn>
                  </mrow>
                  <mn>,16</mn>
                </mrow>
                <mn>2</mn>
              </mfrac>
              <mo stretchy="false">=</mo>
              <mn>168</mn>
            </mrow>
            <mn>,08</mn>
            <mi mathvariant="italic">mm</mi>
          </mrow>
        </mtd>
      </mtr>
      <mtr>
        <mtd>
          <mrow>
            <mrow>
              <msub>
                <mi>R</mi>
                <mn>1</mn>
              </msub>
              <mo stretchy="false">=</mo>
              <mfrac>
                <mrow>
                  <msubsup>
                    <mi>N</mi>
                    <mn>1</mn>
                    <mi>'</mi>
                  </msubsup>
                  <mo stretchy="false">∗</mo>
                  <msub>
                    <mi>ρ</mi>
                    <mi mathvariant="italic">Cu</mi>
                  </msub>
                  <mo stretchy="false">∗</mo>
                  <msub>
                    <mi>l</mi>
                    <mrow>
                      <mn>1</mn>
                      <mi>s</mi>
                    </mrow>
                  </msub>
                </mrow>
                <mrow>
                  <mn>1000</mn>
                  <msub>
                    <mi>S</mi>
                    <mn>1</mn>
                  </msub>
                </mrow>
              </mfrac>
              <mo stretchy="false">=</mo>
              <mfrac>
                <mrow>
                  <mn>1586</mn>
                  <mo stretchy="false">∗</mo>
                  <mrow>
                    <mrow>
                      <mn>0,0178</mn>
                      <mo stretchy="false">∗</mo>
                      <mn>168</mn>
                    </mrow>
                    <mn>,08</mn>
                  </mrow>
                </mrow>
                <mrow>
                  <mn>1000</mn>
                  <mo stretchy="false">∗</mo>
                  <mn>0,2463</mn>
                </mrow>
              </mfrac>
              <mo stretchy="false">=</mo>
              <mn>19,265257</mn>
            </mrow>
            <mi mathvariant="normal">Ω</mi>
          </mrow>
        </mtd>
      </mtr>
      <mtr>
        <mtd>
          <mrow/>
        </mtd>
      </mtr>
      <mtr>
        <mtd>
          <mrow>
            <mrow>
              <msub>
                <mi>l</mi>
                <mrow>
                  <mn>21</mn>
                  <mi mathvariant="italic">min</mi>
                </mrow>
              </msub>
              <mo stretchy="false">=</mo>
              <mrow>
                <msub>
                  <mi>e</mi>
                  <mi mathvariant="italic">min</mi>
                </msub>
                <mo stretchy="false">∗</mo>
                <mn>4</mn>
              </mrow>
              <mo stretchy="false">=</mo>
              <mrow>
                <mn>33</mn>
                <mo stretchy="false">∗</mo>
                <mn>4</mn>
              </mrow>
              <mo stretchy="false">=</mo>
              <mn>132</mn>
            </mrow>
            <mi mathvariant="italic">mm</mi>
          </mrow>
        </mtd>
      </mtr>
      <mtr>
        <mtd>
          <mrow>
            <mrow>
              <msub>
                <mi>l</mi>
                <mrow>
                  <mn>21</mn>
                  <mi mathvariant="italic">max</mi>
                </mrow>
              </msub>
              <mo stretchy="false">=</mo>
              <mrow>
                <mn>4</mn>
                <mo stretchy="false">∗</mo>
                <mrow>
                  <mo fence="true" form="prefix" stretchy="false">(</mo>
                  <mrow>
                    <mrow>
                      <msub>
                        <mi>e</mi>
                        <mi mathvariant="italic">min</mi>
                      </msub>
                      <mo stretchy="false">+</mo>
                      <mrow>
                        <mo fence="true" form="prefix" stretchy="false">(</mo>
                        <mrow>
                          <mrow>
                            <mrow>
                              <mo fence="true" form="prefix" stretchy="false">(</mo>
                              <mrow>
                                <mrow>
                                  <mn>2</mn>
                                  <mrow>
                                    <msub>
                                      <mi>d</mi>
                                      <mrow>
                                        <mn>21</mn>
                                        <mi mathvariant="italic">max</mi>
                                      </mrow>
                                    </msub>
                                    <mo stretchy="false">+</mo>
                                    <mn>2</mn>
                                  </mrow>
                                  <msub>
                                    <mi>l</mi>
                                    <mi mathvariant="italic">tp</mi>
                                  </msub>
                                </mrow>
                              </mrow>
                              <mo fence="true" form="postfix" stretchy="false">)</mo>
                            </mrow>
                            <mo stretchy="false">∗</mo>
                            <mrow>
                              <mo fence="true" form="prefix" stretchy="false">(</mo>
                              <mrow>
                                <mrow>
                                  <msub>
                                    <mi>v</mi>
                                    <mn>21</mn>
                                  </msub>
                                  <mo stretchy="false">−</mo>
                                  <mn>1</mn>
                                </mrow>
                              </mrow>
                              <mo fence="true" form="postfix" stretchy="false">)</mo>
                            </mrow>
                          </mrow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</mrow>
              <mo stretchy="false">=</mo>
              <mrow>
                <mn>4</mn>
                <mo stretchy="false">∗</mo>
                <mrow>
                  <mo fence="true" form="prefix" stretchy="false">(</mo>
                  <mrow>
                    <mrow>
                      <mn>33</mn>
                      <mo stretchy="false">+</mo>
                      <mrow>
                        <mo fence="true" form="prefix" stretchy="false">(</mo>
                        <mrow>
                          <mrow>
                            <mrow>
                              <mo fence="true" form="prefix" stretchy="false">(</mo>
                              <mrow>
                                <mrow>
                                  <mrow>
                                    <mrow>
                                      <mn>2</mn>
                                      <mo stretchy="false">∗</mo>
                                      <mn>1,695</mn>
                                    </mrow>
                                    <mo stretchy="false">+</mo>
                                    <mrow>
                                      <mn>2</mn>
                                      <mo stretchy="false">∗</mo>
                                      <mn>0</mn>
                                    </mrow>
                                  </mrow>
                                  <mn>,2</mn>
                                </mrow>
                              </mrow>
                              <mo fence="true" form="postfix" stretchy="false">)</mo>
                            </mrow>
                            <mo stretchy="false">∗</mo>
                            <mrow>
                              <mo fence="true" form="prefix" stretchy="false">(</mo>
                              <mrow>
                                <mrow>
                                  <mn>5</mn>
                                  <mo stretchy="false">−</mo>
                                  <mn>1</mn>
                                </mrow>
                              </mrow>
                              <mo fence="true" form="postfix" stretchy="false">)</mo>
                            </mrow>
                          </mrow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</mrow>
              <mo stretchy="false">=</mo>
              <mn>192</mn>
            </mrow>
            <mn>,64</mn>
            <mi mathvariant="italic">mm</mi>
          </mrow>
        </mtd>
      </mtr>
      <mtr>
        <mtd>
          <mrow>
            <mrow>
              <msub>
                <mi>l</mi>
                <mrow>
                  <mn>21</mn>
                  <mi>s</mi>
                </mrow>
              </msub>
              <mo stretchy="false">=</mo>
              <mfrac>
                <mrow>
                  <msub>
                    <mi>l</mi>
                    <mrow>
                      <mn>21</mn>
                      <mi mathvariant="italic">min</mi>
                    </mrow>
                  </msub>
                  <mo stretchy="false">+</mo>
                  <msub>
                    <mi>l</mi>
                    <mrow>
                      <mn>21</mn>
                      <mi mathvariant="italic">max</mi>
                    </mrow>
                  </msub>
                </mrow>
                <mn>2</mn>
              </mfrac>
              <mo stretchy="false">=</mo>
              <mfrac>
                <mrow>
                  <mrow>
                    <mn>132</mn>
                    <mo stretchy="false">+</mo>
                    <mn>192</mn>
                  </mrow>
                  <mn>,64</mn>
                </mrow>
                <mn>2</mn>
              </mfrac>
              <mo stretchy="false">=</mo>
              <mn>162</mn>
            </mrow>
            <mn>,32</mn>
            <mi mathvariant="italic">mm</mi>
          </mrow>
        </mtd>
      </mtr>
      <mtr>
        <mtd>
          <mrow>
            <mrow>
              <msub>
                <mi>R</mi>
                <mn>21</mn>
              </msub>
              <mo stretchy="false">=</mo>
              <mfrac>
                <mrow>
                  <msubsup>
                    <mi>N</mi>
                    <mn>21</mn>
                    <mi>'</mi>
                  </msubsup>
                  <mo stretchy="false">∗</mo>
                  <msub>
                    <mi>ρ</mi>
                    <mi mathvariant="italic">Cu</mi>
                  </msub>
                  <mo stretchy="false">∗</mo>
                  <msub>
                    <mi>l</mi>
                    <mrow>
                      <mn>21</mn>
                      <mi>s</mi>
                    </mrow>
                  </msub>
                </mrow>
                <mrow>
                  <mn>1000</mn>
                  <msub>
                    <mi>S</mi>
                    <mn>21</mn>
                  </msub>
                </mrow>
              </mfrac>
              <mo stretchy="false">=</mo>
              <mfrac>
                <mrow>
                  <mn>215</mn>
                  <mo stretchy="false">∗</mo>
                  <mrow>
                    <mrow>
                      <mn>0,0178</mn>
                      <mo stretchy="false">∗</mo>
                      <mn>162</mn>
                    </mrow>
                    <mn>,32</mn>
                  </mrow>
                </mrow>
                <mrow>
                  <mn>1000</mn>
                  <mo stretchy="false">∗</mo>
                  <mn>2,0106</mn>
                </mrow>
              </mfrac>
              <mo stretchy="false">=</mo>
              <mn>0,308962</mn>
            </mrow>
            <mi mathvariant="normal">Ω</mi>
          </mrow>
        </mtd>
      </mtr>
      <mtr>
        <mtd>
          <mrow/>
        </mtd>
      </mtr>
      <mtr>
        <mtd>
          <mrow>
            <mrow>
              <msub>
                <mi>l</mi>
                <mrow>
                  <mn>22</mn>
                  <mi mathvariant="italic">min</mi>
                </mrow>
              </msub>
              <mo stretchy="false">=</mo>
              <mrow>
                <mn>4</mn>
                <mo stretchy="false">∗</mo>
                <mrow>
                  <mo fence="true" form="prefix" stretchy="false">(</mo>
                  <mrow>
                    <mrow>
                      <mrow>
                        <mfrac>
                          <msub>
                            <mi>l</mi>
                            <mrow>
                              <mn>21</mn>
                              <mi mathvariant="italic">max</mi>
                            </mrow>
                          </msub>
                          <mn>4</mn>
                        </mfrac>
                        <mo stretchy="false">+</mo>
                        <mn>2</mn>
                      </mrow>
                      <msub>
                        <mi>l</mi>
                        <mi mathvariant="italic">tp</mi>
                      </msub>
                    </mrow>
                  </mrow>
                  <mo fence="true" form="postfix" stretchy="false">)</mo>
                </mrow>
              </mrow>
              <mo stretchy="false">=</mo>
              <mrow>
                <mn>4</mn>
                <mo stretchy="false">∗</mo>
                <mrow>
                  <mo fence="true" form="prefix" stretchy="false">(</mo>
                  <mrow>
                    <mrow>
                      <mrow>
                        <mfrac>
                          <mrow>
                            <mn>192</mn>
                            <mn>,64</mn>
                          </mrow>
                          <mn>4</mn>
                        </mfrac>
                        <mo stretchy="false">+</mo>
                        <mrow>
                          <mn>2</mn>
                          <mo stretchy="false">∗</mo>
                          <mn>0</mn>
                        </mrow>
                      </mrow>
                      <mn>,2</mn>
                    </mrow>
                  </mrow>
                  <mo fence="true" form="postfix" stretchy="false">)</mo>
                </mrow>
              </mrow>
              <mo stretchy="false">=</mo>
              <mn>194</mn>
            </mrow>
            <mn>,24</mn>
            <mi mathvariant="italic">mm</mi>
          </mrow>
        </mtd>
      </mtr>
      <mtr>
        <mtd>
          <mrow>
            <mrow>
              <msub>
                <mi>l</mi>
                <mrow>
                  <mn>22</mn>
                  <mi mathvariant="italic">max</mi>
                </mrow>
              </msub>
              <mo stretchy="false">=</mo>
              <msub>
                <mi>l</mi>
                <mrow>
                  <mn>22</mn>
                  <mi mathvariant="italic">min</mi>
                </mrow>
              </msub>
              <mo stretchy="false">=</mo>
              <mn>194</mn>
            </mrow>
            <mn>,24</mn>
            <mi mathvariant="italic">mm</mi>
          </mrow>
        </mtd>
      </mtr>
      <mtr>
        <mtd>
          <mrow>
            <mrow>
              <msub>
                <mi>l</mi>
                <mrow>
                  <mn>22</mn>
                  <mi>s</mi>
                </mrow>
              </msub>
              <mo stretchy="false">=</mo>
              <mfrac>
                <mrow>
                  <msub>
                    <mi>l</mi>
                    <mrow>
                      <mn>22</mn>
                      <mi mathvariant="italic">min</mi>
                    </mrow>
                  </msub>
                  <mo stretchy="false">+</mo>
                  <msub>
                    <mi>l</mi>
                    <mrow>
                      <mn>21</mn>
                      <mi mathvariant="italic">max</mi>
                    </mrow>
                  </msub>
                </mrow>
                <mn>2</mn>
              </mfrac>
              <mo stretchy="false">=</mo>
              <mfrac>
                <mrow>
                  <mn>194</mn>
                  <mrow>
                    <mn>,24</mn>
                    <mo stretchy="false">+</mo>
                    <mn>194</mn>
                  </mrow>
                  <mn>,24</mn>
                </mrow>
                <mn>2</mn>
              </mfrac>
              <mo stretchy="false">=</mo>
              <mn>194</mn>
            </mrow>
            <mn>,24</mn>
            <mi mathvariant="italic">mm</mi>
          </mrow>
        </mtd>
      </mtr>
      <mtr>
        <mtd>
          <mrow>
            <mrow>
              <msub>
                <mi>R</mi>
                <mn>22</mn>
              </msub>
              <mo stretchy="false">=</mo>
              <mfrac>
                <mrow>
                  <msubsup>
                    <mi>N</mi>
                    <mn>22</mn>
                    <mi>'</mi>
                  </msubsup>
                  <mo stretchy="false">∗</mo>
                  <msub>
                    <mi>ρ</mi>
                    <mi mathvariant="italic">Cu</mi>
                  </msub>
                  <mo stretchy="false">∗</mo>
                  <msub>
                    <mi>l</mi>
                    <mrow>
                      <mn>22</mn>
                      <mi>s</mi>
                    </mrow>
                  </msub>
                </mrow>
                <mrow>
                  <mn>1000</mn>
                  <msub>
                    <mi>S</mi>
                    <mn>22</mn>
                  </msub>
                </mrow>
              </mfrac>
              <mo stretchy="false">=</mo>
              <mfrac>
                <mrow>
                  <mn>42</mn>
                  <mo stretchy="false">∗</mo>
                  <mrow>
                    <mrow>
                      <mn>0,0178</mn>
                      <mo stretchy="false">∗</mo>
                      <mn>194</mn>
                    </mrow>
                    <mn>,24</mn>
                  </mrow>
                </mrow>
                <mrow>
                  <mn>1000</mn>
                  <mo stretchy="false">∗</mo>
                  <mn>0,7854</mn>
                </mrow>
              </mfrac>
              <mo stretchy="false">=</mo>
              <mn>0,1848916</mn>
            </mrow>
            <mi mathvariant="normal">Ω</mi>
          </mrow>
        </mtd>
      </mtr>
    </mtable>
    <annotation encoding="StarMath 5.0">"počáteční velikost " e_min = e + (2l_p) = 31 + ( 2*1 ) = 33 mm newline newline
l_1min = e_min * 4 = 33 * 4 = 132 mm newline
l_1max = 4 * ( e_min + ((2d_1max + 2l_tp ) * (v_1 - 1))) = 4 * ( 33 + ((2 * 0,62 + 2 * 0,2 ) * (12 - 1))) = 204,16 mm newline
l_1s = { l_1min + l_1max } over 2 = { 132 + 204,16 } over 2 = 168,08 mm newline
R_1 = N^'_1 * { %rho_Cu * l_1s } over {1000 S_1} = 1586 * { 0,0178 * 168,08 } over { 1000 * 0,2463} = 19,265257 %OMEGA

newline newline
l_21min = e_min * 4 = 33 * 4 = 132 mm newline
l_21max = 4 * ( e_min + ((2d_21max + 2l_tp ) * (v_21 - 1))) = 4 * ( 33 + ((2 * 1,695 + 2 * 0,2 ) * (5 - 1))) = 192,64 mm newline
l_21s = { l_21min + l_21max } over 2 = { 132 + 192,64 } over 2 = 162,32 mm newline
R_21 = N^'_21 * { %rho_Cu * l_21s } over {1000 S_21} = 215 * { 0,0178 * 162,32 } over { 1000 * 2,0106} = 0,308962 %OMEGA

newline newline
l_22min = 4 * (l_21max over 4 + 2l_tp) = 4 * ({192,64} over 4 + 2 * 0,2) = 194,24 mm newline
l_22max = l_22min = 194,24 mm newline
l_22s = { l_22min + l_21max } over 2 = { 194,24 + 194,24 } over 2 = 194,24 mm newline
R_22 = N^'_22 * { %rho_Cu * l_22s } over {1000 S_22} = 42 * { 0,0178 * 194,24 } over { 1000 * 0,7854} = 0,1848916 %OMEGA</annotation>
  </semantics>
</math>
</file>

<file path=Object 41/content.xml><?xml version="1.0" encoding="utf-8"?>
<math xmlns="http://www.w3.org/1998/Math/MathML" display="block">
  <semantics>
    <mtable>
      <mtr>
        <mtd>
          <mrow>
            <mrow>
              <msub>
                <mi>P</mi>
                <mrow>
                  <mn>1</mn>
                  <mi>Z</mi>
                </mrow>
              </msub>
              <mo stretchy="false">=</mo>
              <mrow>
                <msub>
                  <mi>R</mi>
                  <mn>1</mn>
                </msub>
                <mo stretchy="false">∗</mo>
                <msubsup>
                  <mi>I</mi>
                  <mn>1</mn>
                  <mn>2</mn>
                </msubsup>
              </mrow>
              <mo stretchy="false">=</mo>
              <mrow>
                <mn>19,265257</mn>
                <mo stretchy="false">∗</mo>
                <msup>
                  <mn>0,4863975</mn>
                  <mn>2</mn>
                </msup>
              </mrow>
              <mo stretchy="false">=</mo>
              <mn>4,5578209</mn>
            </mrow>
            <mi>W</mi>
          </mrow>
        </mtd>
      </mtr>
      <mtr>
        <mtd>
          <mrow>
            <mrow>
              <msub>
                <mi>P</mi>
                <mrow>
                  <mn>21</mn>
                  <mi>Z</mi>
                </mrow>
              </msub>
              <mo stretchy="false">=</mo>
              <mrow>
                <msub>
                  <mi>R</mi>
                  <mn>21</mn>
                </msub>
                <mo stretchy="false">∗</mo>
                <msubsup>
                  <mi>I</mi>
                  <mn>21</mn>
                  <mn>2</mn>
                </msubsup>
              </mrow>
              <mo stretchy="false">=</mo>
              <mrow>
                <mn>0,308962</mn>
                <mo stretchy="false">∗</mo>
                <mn>3</mn>
              </mrow>
            </mrow>
            <mrow>
              <msup>
                <mn>,6</mn>
                <mn>2</mn>
              </msup>
              <mo stretchy="false">=</mo>
              <mn>4,0041452</mn>
            </mrow>
            <mi>W</mi>
          </mrow>
        </mtd>
      </mtr>
      <mtr>
        <mtd>
          <mrow>
            <mrow>
              <msub>
                <mi>P</mi>
                <mrow>
                  <mn>22</mn>
                  <mi>Z</mi>
                </mrow>
              </msub>
              <mo stretchy="false">=</mo>
              <mrow>
                <msub>
                  <mi>R</mi>
                  <mn>22</mn>
                </msub>
                <mo stretchy="false">∗</mo>
                <msubsup>
                  <mi>I</mi>
                  <mn>22</mn>
                  <mn>2</mn>
                </msubsup>
              </mrow>
              <mo stretchy="false">=</mo>
              <mrow>
                <mn>0,1848916</mn>
                <mo stretchy="false">∗</mo>
                <mn>1</mn>
              </mrow>
            </mrow>
            <mrow>
              <msup>
                <mn>,45</mn>
                <mn>2</mn>
              </msup>
              <mo stretchy="false">=</mo>
              <mn>0,3887345</mn>
            </mrow>
            <mi>W</mi>
          </mrow>
        </mtd>
      </mtr>
    </mtable>
    <annotation encoding="StarMath 5.0">P_1Z = R_1 * I_1^2 = 19,265257 * 0,4863975^2 = 4,5578209 W newline
P_21Z = R_21 * I_21^2 = 0,308962 * 3,6^2 = 4,0041452 W newline
P_22Z = R_22 * I_22^2 = 0,1848916 * 1,45^2 = 0,3887345 W</annotation>
  </semantics>
</math>
</file>

<file path=Object 42/content.xml><?xml version="1.0" encoding="utf-8"?>
<math xmlns="http://www.w3.org/1998/Math/MathML" display="block">
  <semantics>
    <mrow>
      <mrow>
        <msub>
          <mi>P</mi>
          <mi>Z</mi>
        </msub>
        <mo stretchy="false">=</mo>
        <mi>?</mi>
      </mrow>
      <mrow>
        <mo fence="true" form="prefix" stretchy="false">(</mo>
        <mrow>
          <mi>W</mi>
        </mrow>
        <mo fence="true" form="postfix" stretchy="false">)</mo>
      </mrow>
    </mrow>
    <annotation encoding="StarMath 5.0">P_Z = ? ( W )</annotation>
  </semantics>
</math>
</file>

<file path=Object 43/content.xml><?xml version="1.0" encoding="utf-8"?>
<math xmlns="http://www.w3.org/1998/Math/MathML" display="block">
  <semantics>
    <mrow>
      <mrow>
        <msub>
          <mi>P</mi>
          <mi>C</mi>
        </msub>
        <mo stretchy="false">=</mo>
        <mi>?</mi>
      </mrow>
      <mrow>
        <mo fence="true" form="prefix" stretchy="false">(</mo>
        <mrow>
          <mi>W</mi>
        </mrow>
        <mo fence="true" form="postfix" stretchy="false">)</mo>
      </mrow>
    </mrow>
    <annotation encoding="StarMath 5.0">P_C = ? ( W )</annotation>
  </semantics>
</math>
</file>

<file path=Object 44/content.xml><?xml version="1.0" encoding="utf-8"?>
<math xmlns="http://www.w3.org/1998/Math/MathML" display="block">
  <semantics>
    <mrow>
      <mrow>
        <msub>
          <mi>P</mi>
          <mi>C</mi>
        </msub>
        <mo stretchy="false">=</mo>
        <mi mathvariant="normal">Δ</mi>
      </mrow>
      <mrow>
        <mrow>
          <msub>
            <mi>p</mi>
            <mi mathvariant="italic">Fe</mi>
          </msub>
          <mo stretchy="false">+</mo>
          <msub>
            <mi>P</mi>
            <mrow>
              <mn>1</mn>
              <mi>Z</mi>
            </mrow>
          </msub>
          <mo stretchy="false">+</mo>
          <msub>
            <mi>P</mi>
            <mrow>
              <mn>21</mn>
              <mi>Z</mi>
            </mrow>
          </msub>
          <mo stretchy="false">+</mo>
          <msub>
            <mi>P</mi>
            <mrow>
              <mn>22</mn>
              <mi>Z</mi>
            </mrow>
          </msub>
        </mrow>
        <mo stretchy="false">=</mo>
        <mrow>
          <mn>2,375</mn>
          <mo stretchy="false">+</mo>
          <mn>4,5578209</mn>
          <mo stretchy="false">+</mo>
          <mn>4,0041452</mn>
          <mo stretchy="false">+</mo>
          <mn>0,3887345</mn>
        </mrow>
        <mo stretchy="false">=</mo>
        <mn>11,325701</mn>
      </mrow>
      <mi>W</mi>
    </mrow>
    <annotation encoding="StarMath 5.0">P_C = %DELTA p_Fe + P_1Z + P_21Z + P_22Z = 2,375 + 4,5578209 + 4,0041452 + 0,3887345 = 11,325701 W</annotation>
  </semantics>
</math>
</file>

<file path=Object 45/content.xml><?xml version="1.0" encoding="utf-8"?>
<math xmlns="http://www.w3.org/1998/Math/MathML" display="block">
  <semantics>
    <mrow>
      <msub>
        <mi>P</mi>
        <mi mathvariant="italic">cel</mi>
      </msub>
      <mo stretchy="false">=</mo>
      <mi>?</mi>
    </mrow>
    <annotation encoding="StarMath 5.0">P_cel = ?</annotation>
  </semantics>
</math>
</file>

<file path=Object 46/content.xml><?xml version="1.0" encoding="utf-8"?>
<math xmlns="http://www.w3.org/1998/Math/MathML" display="block">
  <semantics>
    <mrow>
      <mrow>
        <msub>
          <mi>P</mi>
          <mi mathvariant="italic">cel</mi>
        </msub>
        <mo stretchy="false">=</mo>
        <mrow>
          <msub>
            <mi>P</mi>
            <mn>2</mn>
          </msub>
          <mo stretchy="false">+</mo>
          <msub>
            <mi>P</mi>
            <mi>c</mi>
          </msub>
        </mrow>
        <mo stretchy="false">=</mo>
        <mrow>
          <mn>108,775</mn>
          <mo stretchy="false">+</mo>
          <mn>11,325701</mn>
        </mrow>
        <mo stretchy="false">=</mo>
        <mn>120,1007</mn>
      </mrow>
      <mi>W</mi>
    </mrow>
    <annotation encoding="StarMath 5.0">P_cel = P_2 + P_c = 108,775 + 11,325701 = 120,1007 W</annotation>
  </semantics>
</math>
</file>

<file path=Object 5/content.xml><?xml version="1.0" encoding="utf-8"?>
<math xmlns="http://www.w3.org/1998/Math/MathML" display="block">
  <semantics>
    <mrow>
      <mrow>
        <mi>η</mi>
        <mo stretchy="false">=</mo>
        <mrow>
          <mfrac>
            <msub>
              <mi>P</mi>
              <mn>2</mn>
            </msub>
            <msub>
              <mi>P</mi>
              <mrow>
                <mn>1</mn>
                <mi mathvariant="italic">MAX</mi>
              </mrow>
            </msub>
          </mfrac>
          <mo stretchy="false">∗</mo>
          <mn>100</mn>
        </mrow>
      </mrow>
      <mo stretchy="false">→</mo>
      <mrow>
        <msub>
          <mi>P</mi>
          <mrow>
            <mn>1</mn>
            <mi mathvariant="italic">MAX</mi>
          </mrow>
        </msub>
        <mo stretchy="false">=</mo>
        <mrow>
          <mfrac>
            <msub>
              <mi>P</mi>
              <mn>2</mn>
            </msub>
            <mi>η</mi>
          </mfrac>
          <mo stretchy="false">∗</mo>
          <mn>100</mn>
        </mrow>
        <mo stretchy="false">=</mo>
        <mrow>
          <mfrac>
            <mn>108,775</mn>
            <mn>90</mn>
          </mfrac>
          <mo stretchy="false">∗</mo>
          <mn>100</mn>
        </mrow>
        <mo stretchy="false">=</mo>
        <mn>120,86111</mn>
      </mrow>
      <mi>W</mi>
    </mrow>
    <annotation encoding="StarMath 5.0">%eta = { P_2 } over { P_1MAX } * 100 rightarrow P_1MAX = { P_2 } over { %eta } * 100 = { 108,775 } over {90 } * 100 = 120,86111 W</annotation>
  </semantics>
</math>
</file>

<file path=Object 6/content.xml><?xml version="1.0" encoding="utf-8"?>
<math xmlns="http://www.w3.org/1998/Math/MathML" display="block">
  <semantics>
    <mrow>
      <mi mathvariant="normal">Δ</mi>
      <mrow>
        <msub>
          <mi>P</mi>
          <mi mathvariant="italic">CMAX</mi>
        </msub>
        <mo stretchy="false">=</mo>
        <mrow>
          <msub>
            <mi>P</mi>
            <mn>1</mn>
          </msub>
          <mo stretchy="false">−</mo>
          <msub>
            <mi>P</mi>
            <mn>2</mn>
          </msub>
        </mrow>
        <mo stretchy="false">=</mo>
        <mrow>
          <mn>120,86111</mn>
          <mo stretchy="false">−</mo>
          <mn>108,775</mn>
        </mrow>
        <mo stretchy="false">=</mo>
        <mn>12,08611</mn>
      </mrow>
      <mi>W</mi>
    </mrow>
    <annotation encoding="StarMath 5.0">%DELTA P_CMAX = P_1 - P_2 = 120,86111 - 108,775 = 12,08611 W</annotation>
  </semantics>
</math>
</file>

<file path=Object 7/content.xml><?xml version="1.0" encoding="utf-8"?>
<math xmlns="http://www.w3.org/1998/Math/MathML" display="block">
  <semantics>
    <mrow>
      <mi mathvariant="normal">Δ</mi>
      <mrow>
        <msub>
          <mi>P</mi>
          <mi mathvariant="italic">CMAX</mi>
        </msub>
        <mo stretchy="false">=</mo>
        <mi>?</mi>
      </mrow>
      <mrow>
        <mo fence="true" form="prefix" stretchy="false">(</mo>
        <mrow>
          <mi>W</mi>
        </mrow>
        <mo fence="true" form="postfix" stretchy="false">)</mo>
      </mrow>
    </mrow>
    <annotation encoding="StarMath 5.0">%DELTA P_CMAX = ? ( W )</annotation>
  </semantics>
</math>
</file>

<file path=Object 8/content.xml><?xml version="1.0" encoding="utf-8"?>
<math xmlns="http://www.w3.org/1998/Math/MathML" display="block">
  <semantics>
    <mtable>
      <mtr>
        <mtd>
          <mrow>
            <mi mathvariant="normal">Δ</mi>
            <mrow>
              <msub>
                <mi>P</mi>
                <mrow>
                  <mn>1</mn>
                  <mi mathvariant="italic">Cu</mi>
                </mrow>
              </msub>
              <mo stretchy="false">=</mo>
              <mi>?</mi>
            </mrow>
            <mrow>
              <mo fence="true" form="prefix" stretchy="false">(</mo>
              <mrow>
                <mrow>
                  <mi>W</mi>
                  <mi>;</mi>
                  <mn>40</mn>
                  <mtext>%</mtext>
                </mrow>
              </mrow>
              <mo fence="true" form="postfix" stretchy="false">)</mo>
            </mrow>
            <mtext/>
            <mtext/>
            <mtext/>
            <mtext/>
            <mtext/>
            <mtext/>
            <mtext/>
            <mtext/>
            <mtext/>
            <mi mathvariant="normal">Δ</mi>
            <mrow>
              <msub>
                <mi>P</mi>
                <mrow>
                  <mn>1</mn>
                  <mi mathvariant="italic">Cu</mi>
                </mrow>
              </msub>
              <mo stretchy="false">=</mo>
              <mi mathvariant="normal">Δ</mi>
            </mrow>
            <mrow>
              <msub>
                <mi>P</mi>
                <mi mathvariant="italic">CMAX</mi>
              </msub>
              <mo stretchy="false">∗</mo>
              <mn>40</mn>
            </mrow>
            <mrow>
              <mtext>%</mtext>
              <mo stretchy="false">=</mo>
              <mrow>
                <mn>12,08611</mn>
                <mo stretchy="false">∗</mo>
                <mn>0</mn>
              </mrow>
            </mrow>
            <mrow>
              <mn>,4</mn>
              <mo stretchy="false">=</mo>
              <mn>4,83444</mn>
            </mrow>
            <mi>W</mi>
          </mrow>
        </mtd>
      </mtr>
      <mtr>
        <mtd>
          <mrow>
            <mi mathvariant="normal">Δ</mi>
            <mrow>
              <msub>
                <mi>P</mi>
                <mrow>
                  <mn>2</mn>
                  <mi mathvariant="italic">Cu</mi>
                </mrow>
              </msub>
              <mo stretchy="false">=</mo>
              <mi>?</mi>
            </mrow>
            <mrow>
              <mo fence="true" form="prefix" stretchy="false">(</mo>
              <mrow>
                <mrow>
                  <mi>W</mi>
                  <mi>;</mi>
                  <mn>40</mn>
                  <mtext>%</mtext>
                </mrow>
              </mrow>
              <mo fence="true" form="postfix" stretchy="false">)</mo>
            </mrow>
            <mtext/>
            <mtext/>
            <mtext/>
            <mtext/>
            <mtext/>
            <mtext/>
            <mtext/>
            <mtext/>
            <mtext/>
            <mi mathvariant="normal">Δ</mi>
            <mrow>
              <msub>
                <mi>P</mi>
                <mrow>
                  <mn>2</mn>
                  <mi mathvariant="italic">Cu</mi>
                </mrow>
              </msub>
              <mo stretchy="false">=</mo>
              <mi mathvariant="normal">Δ</mi>
            </mrow>
            <mrow>
              <msub>
                <mi>P</mi>
                <mi mathvariant="italic">CMAX</mi>
              </msub>
              <mo stretchy="false">∗</mo>
              <mn>40</mn>
            </mrow>
            <mrow>
              <mtext>%</mtext>
              <mo stretchy="false">=</mo>
              <mrow>
                <mn>12,08611</mn>
                <mo stretchy="false">∗</mo>
                <mn>0</mn>
              </mrow>
            </mrow>
            <mrow>
              <mn>,4</mn>
              <mo stretchy="false">=</mo>
              <mn>4,83444</mn>
            </mrow>
            <mi>W</mi>
          </mrow>
        </mtd>
      </mtr>
      <mtr>
        <mtd>
          <mrow>
            <mi mathvariant="normal">Δ</mi>
            <mrow>
              <msub>
                <mi>P</mi>
                <mi mathvariant="italic">Fe</mi>
              </msub>
              <mo stretchy="false">=</mo>
              <mi>?</mi>
            </mrow>
            <mrow>
              <mo fence="true" form="prefix" stretchy="false">(</mo>
              <mrow>
                <mrow>
                  <mi>W</mi>
                  <mi>;</mi>
                  <mn>20</mn>
                  <mtext>%</mtext>
                </mrow>
              </mrow>
              <mo fence="true" form="postfix" stretchy="false">)</mo>
            </mrow>
            <mtext/>
            <mtext/>
            <mtext/>
            <mtext/>
            <mtext/>
            <mtext/>
            <mtext/>
            <mtext/>
            <mtext/>
            <mi mathvariant="normal">Δ</mi>
            <mrow>
              <msub>
                <mi>P</mi>
                <mi mathvariant="italic">Fe</mi>
              </msub>
              <mo stretchy="false">=</mo>
              <mi mathvariant="normal">Δ</mi>
            </mrow>
            <mrow>
              <msub>
                <mi>P</mi>
                <mi mathvariant="italic">CMAX</mi>
              </msub>
              <mo stretchy="false">∗</mo>
              <mn>20</mn>
            </mrow>
            <mrow>
              <mtext>%</mtext>
              <mo stretchy="false">=</mo>
              <mrow>
                <mn>12,08611</mn>
                <mo stretchy="false">∗</mo>
                <mn>0</mn>
              </mrow>
            </mrow>
            <mrow>
              <mn>,2</mn>
              <mo stretchy="false">=</mo>
              <mn>2,41722</mn>
            </mrow>
            <mi>W</mi>
          </mrow>
        </mtd>
      </mtr>
    </mtable>
    <annotation encoding="StarMath 5.0">%DELTA P_1Cu = ? ( W; 40% ) """""""""""""""""" %DELTA P_1Cu = %DELTA P_CMAX * 40% = 12,08611 * 0,4 = 4,83444 W newline
%DELTA P_2Cu = ? ( W; 40% ) """""""""""""""""" %DELTA P_2Cu = %DELTA P_CMAX * 40% = 12,08611 * 0,4 = 4,83444 W newline
%DELTA P_ Fe = ? ( W; 20% ) """""""""""""""""" %DELTA P_ Fe = %DELTA P_CMAX * 20% = 12,08611 * 0,2 = 2,41722 W</annotation>
  </semantics>
</math>
</file>

<file path=Object 9/content.xml><?xml version="1.0" encoding="utf-8"?>
<math xmlns="http://www.w3.org/1998/Math/MathML" display="block">
  <semantics>
    <mrow>
      <mrow>
        <msub>
          <mi>P</mi>
          <mi>i</mi>
        </msub>
        <mo stretchy="false">=</mo>
        <mi>?</mi>
      </mrow>
      <mrow>
        <mo fence="true" form="prefix" stretchy="false">(</mo>
        <mrow>
          <mi>W</mi>
        </mrow>
        <mo fence="true" form="postfix" stretchy="false">)</mo>
      </mrow>
    </mrow>
    <annotation encoding="StarMath 5.0">P_i = ? ( W )</annotation>
  </semantics>
</math>
</file>